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se" table:style-name="ta1">
        <table:shapes>
          <draw:frame draw:z-index="0" draw:style-name="gr1" draw:text-style-name="P1" svg:width="279.95mm" svg:height="157.46mm" svg:x="70.04mm" svg:y="0mm">
            <loext:p draw:notify-on-update-of-ranges="simse.B1:simse.B315 simse.C1:simse.C3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02" calcext:value-type="float">
            <text:p>4902</text:p>
          </table:table-cell>
          <table:table-cell office:value-type="float" office:value="1.64254859611231" calcext:value-type="float">
            <text:p>1,64254859611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2" calcext:value-type="float">
            <text:p>4902</text:p>
          </table:table-cell>
          <table:table-cell office:value-type="float" office:value="1.64254859611231" calcext:value-type="float">
            <text:p>1,64254859611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05" calcext:value-type="float">
            <text:p>4905</text:p>
          </table:table-cell>
          <table:table-cell office:value-type="float" office:value="1.64077669902913" calcext:value-type="float">
            <text:p>1,64077669902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05" calcext:value-type="float">
            <text:p>4905</text:p>
          </table:table-cell>
          <table:table-cell office:value-type="float" office:value="1.64077669902913" calcext:value-type="float">
            <text:p>1,64077669902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08" calcext:value-type="float">
            <text:p>4908</text:p>
          </table:table-cell>
          <table:table-cell office:value-type="float" office:value="1.63900862068966" calcext:value-type="float">
            <text:p>1,639008620689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08" calcext:value-type="float">
            <text:p>4908</text:p>
          </table:table-cell>
          <table:table-cell office:value-type="float" office:value="1.63900862068966" calcext:value-type="float">
            <text:p>1,63900862068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08" calcext:value-type="float">
            <text:p>4908</text:p>
          </table:table-cell>
          <table:table-cell office:value-type="float" office:value="1.63900862068966" calcext:value-type="float">
            <text:p>1,639008620689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08" calcext:value-type="float">
            <text:p>4908</text:p>
          </table:table-cell>
          <table:table-cell office:value-type="float" office:value="1.63900862068966" calcext:value-type="float">
            <text:p>1,63900862068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08" calcext:value-type="float">
            <text:p>4908</text:p>
          </table:table-cell>
          <table:table-cell office:value-type="float" office:value="1.63900862068966" calcext:value-type="float">
            <text:p>1,639008620689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08" calcext:value-type="float">
            <text:p>4908</text:p>
          </table:table-cell>
          <table:table-cell office:value-type="float" office:value="1.63900862068966" calcext:value-type="float">
            <text:p>1,639008620689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11" calcext:value-type="float">
            <text:p>4911</text:p>
          </table:table-cell>
          <table:table-cell office:value-type="float" office:value="1.63724434876211" calcext:value-type="float">
            <text:p>1,63724434876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14" calcext:value-type="float">
            <text:p>4914</text:p>
          </table:table-cell>
          <table:table-cell office:value-type="float" office:value="1.63548387096774" calcext:value-type="float">
            <text:p>1,635483870967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14" calcext:value-type="float">
            <text:p>4914</text:p>
          </table:table-cell>
          <table:table-cell office:value-type="float" office:value="1.63548387096774" calcext:value-type="float">
            <text:p>1,635483870967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17" calcext:value-type="float">
            <text:p>4917</text:p>
          </table:table-cell>
          <table:table-cell office:value-type="float" office:value="1.63372717508056" calcext:value-type="float">
            <text:p>1,63372717508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17" calcext:value-type="float">
            <text:p>4917</text:p>
          </table:table-cell>
          <table:table-cell office:value-type="float" office:value="1.63372717508056" calcext:value-type="float">
            <text:p>1,63372717508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0" calcext:value-type="float">
            <text:p>4920</text:p>
          </table:table-cell>
          <table:table-cell office:value-type="float" office:value="1.63197424892704" calcext:value-type="float">
            <text:p>1,631974248927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23" calcext:value-type="float">
            <text:p>4923</text:p>
          </table:table-cell>
          <table:table-cell office:value-type="float" office:value="1.63022508038585" calcext:value-type="float">
            <text:p>1,630225080385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26" calcext:value-type="float">
            <text:p>4926</text:p>
          </table:table-cell>
          <table:table-cell office:value-type="float" office:value="1.62847965738758" calcext:value-type="float">
            <text:p>1,628479657387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29" calcext:value-type="float">
            <text:p>4929</text:p>
          </table:table-cell>
          <table:table-cell office:value-type="float" office:value="1.62673796791444" calcext:value-type="float">
            <text:p>1,62673796791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29" calcext:value-type="float">
            <text:p>4929</text:p>
          </table:table-cell>
          <table:table-cell office:value-type="float" office:value="1.62673796791444" calcext:value-type="float">
            <text:p>1,62673796791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32" calcext:value-type="float">
            <text:p>4932</text:p>
          </table:table-cell>
          <table:table-cell office:value-type="float" office:value="1.625" calcext:value-type="float">
            <text:p>1,6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35" calcext:value-type="float">
            <text:p>4935</text:p>
          </table:table-cell>
          <table:table-cell office:value-type="float" office:value="1.62326574172892" calcext:value-type="float">
            <text:p>1,623265741728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35" calcext:value-type="float">
            <text:p>4935</text:p>
          </table:table-cell>
          <table:table-cell office:value-type="float" office:value="1.62326574172892" calcext:value-type="float">
            <text:p>1,623265741728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35" calcext:value-type="float">
            <text:p>4935</text:p>
          </table:table-cell>
          <table:table-cell office:value-type="float" office:value="1.62326574172892" calcext:value-type="float">
            <text:p>1,623265741728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38" calcext:value-type="float">
            <text:p>4938</text:p>
          </table:table-cell>
          <table:table-cell office:value-type="float" office:value="1.62153518123667" calcext:value-type="float">
            <text:p>1,62153518123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41" calcext:value-type="float">
            <text:p>4941</text:p>
          </table:table-cell>
          <table:table-cell office:value-type="float" office:value="1.61980830670927" calcext:value-type="float">
            <text:p>1,619808306709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44" calcext:value-type="float">
            <text:p>4944</text:p>
          </table:table-cell>
          <table:table-cell office:value-type="float" office:value="1.61808510638298" calcext:value-type="float">
            <text:p>1,618085106382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44" calcext:value-type="float">
            <text:p>4944</text:p>
          </table:table-cell>
          <table:table-cell office:value-type="float" office:value="1.61808510638298" calcext:value-type="float">
            <text:p>1,618085106382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44" calcext:value-type="float">
            <text:p>4944</text:p>
          </table:table-cell>
          <table:table-cell office:value-type="float" office:value="1.61808510638298" calcext:value-type="float">
            <text:p>1,61808510638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47" calcext:value-type="float">
            <text:p>4947</text:p>
          </table:table-cell>
          <table:table-cell office:value-type="float" office:value="1.6163655685441" calcext:value-type="float">
            <text:p>1,61636556854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50" calcext:value-type="float">
            <text:p>4950</text:p>
          </table:table-cell>
          <table:table-cell office:value-type="float" office:value="1.61464968152866" calcext:value-type="float">
            <text:p>1,614649681528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53" calcext:value-type="float">
            <text:p>4953</text:p>
          </table:table-cell>
          <table:table-cell office:value-type="float" office:value="1.61293743372216" calcext:value-type="float">
            <text:p>1,61293743372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53" calcext:value-type="float">
            <text:p>4953</text:p>
          </table:table-cell>
          <table:table-cell office:value-type="float" office:value="1.61293743372216" calcext:value-type="float">
            <text:p>1,612937433722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3" calcext:value-type="float">
            <text:p>4953</text:p>
          </table:table-cell>
          <table:table-cell office:value-type="float" office:value="1.61293743372216" calcext:value-type="float">
            <text:p>1,612937433722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53" calcext:value-type="float">
            <text:p>4953</text:p>
          </table:table-cell>
          <table:table-cell office:value-type="float" office:value="1.61293743372216" calcext:value-type="float">
            <text:p>1,612937433722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6" calcext:value-type="float">
            <text:p>4956</text:p>
          </table:table-cell>
          <table:table-cell office:value-type="float" office:value="1.61122881355932" calcext:value-type="float">
            <text:p>1,611228813559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59" calcext:value-type="float">
            <text:p>4959</text:p>
          </table:table-cell>
          <table:table-cell office:value-type="float" office:value="1.60952380952381" calcext:value-type="float">
            <text:p>1,609523809523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office:value-type="float" office:value="1.60782241014799" calcext:value-type="float">
            <text:p>1,607822410147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65" calcext:value-type="float">
            <text:p>4965</text:p>
          </table:table-cell>
          <table:table-cell office:value-type="float" office:value="1.60612460401267" calcext:value-type="float">
            <text:p>1,606124604012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65" calcext:value-type="float">
            <text:p>4965</text:p>
          </table:table-cell>
          <table:table-cell office:value-type="float" office:value="1.60612460401267" calcext:value-type="float">
            <text:p>1,606124604012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65" calcext:value-type="float">
            <text:p>4965</text:p>
          </table:table-cell>
          <table:table-cell office:value-type="float" office:value="1.60612460401267" calcext:value-type="float">
            <text:p>1,606124604012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68" calcext:value-type="float">
            <text:p>4968</text:p>
          </table:table-cell>
          <table:table-cell office:value-type="float" office:value="1.60443037974684" calcext:value-type="float">
            <text:p>1,604430379746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68" calcext:value-type="float">
            <text:p>4968</text:p>
          </table:table-cell>
          <table:table-cell office:value-type="float" office:value="1.60443037974684" calcext:value-type="float">
            <text:p>1,604430379746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68" calcext:value-type="float">
            <text:p>4968</text:p>
          </table:table-cell>
          <table:table-cell office:value-type="float" office:value="1.60443037974684" calcext:value-type="float">
            <text:p>1,604430379746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71" calcext:value-type="float">
            <text:p>4971</text:p>
          </table:table-cell>
          <table:table-cell office:value-type="float" office:value="1.6027397260274" calcext:value-type="float">
            <text:p>1,60273972602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71" calcext:value-type="float">
            <text:p>4971</text:p>
          </table:table-cell>
          <table:table-cell office:value-type="float" office:value="1.6027397260274" calcext:value-type="float">
            <text:p>1,60273972602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71" calcext:value-type="float">
            <text:p>4971</text:p>
          </table:table-cell>
          <table:table-cell office:value-type="float" office:value="1.6027397260274" calcext:value-type="float">
            <text:p>1,60273972602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74" calcext:value-type="float">
            <text:p>4974</text:p>
          </table:table-cell>
          <table:table-cell office:value-type="float" office:value="1.60105263157895" calcext:value-type="float">
            <text:p>1,601052631578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74" calcext:value-type="float">
            <text:p>4974</text:p>
          </table:table-cell>
          <table:table-cell office:value-type="float" office:value="1.60105263157895" calcext:value-type="float">
            <text:p>1,601052631578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74" calcext:value-type="float">
            <text:p>4974</text:p>
          </table:table-cell>
          <table:table-cell office:value-type="float" office:value="1.60105263157895" calcext:value-type="float">
            <text:p>1,601052631578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74" calcext:value-type="float">
            <text:p>4974</text:p>
          </table:table-cell>
          <table:table-cell office:value-type="float" office:value="1.60105263157895" calcext:value-type="float">
            <text:p>1,601052631578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77" calcext:value-type="float">
            <text:p>4977</text:p>
          </table:table-cell>
          <table:table-cell office:value-type="float" office:value="1.5993690851735" calcext:value-type="float">
            <text:p>1,59936908517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80" calcext:value-type="float">
            <text:p>4980</text:p>
          </table:table-cell>
          <table:table-cell office:value-type="float" office:value="1.59768907563025" calcext:value-type="float">
            <text:p>1,597689075630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83" calcext:value-type="float">
            <text:p>4983</text:p>
          </table:table-cell>
          <table:table-cell office:value-type="float" office:value="1.59601259181532" calcext:value-type="float">
            <text:p>1,596012591815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86" calcext:value-type="float">
            <text:p>4986</text:p>
          </table:table-cell>
          <table:table-cell office:value-type="float" office:value="1.59433962264151" calcext:value-type="float">
            <text:p>1,594339622641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86" calcext:value-type="float">
            <text:p>4986</text:p>
          </table:table-cell>
          <table:table-cell office:value-type="float" office:value="1.59433962264151" calcext:value-type="float">
            <text:p>1,594339622641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86" calcext:value-type="float">
            <text:p>4986</text:p>
          </table:table-cell>
          <table:table-cell office:value-type="float" office:value="1.59433962264151" calcext:value-type="float">
            <text:p>1,594339622641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86" calcext:value-type="float">
            <text:p>4986</text:p>
          </table:table-cell>
          <table:table-cell office:value-type="float" office:value="1.59433962264151" calcext:value-type="float">
            <text:p>1,594339622641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86" calcext:value-type="float">
            <text:p>4986</text:p>
          </table:table-cell>
          <table:table-cell office:value-type="float" office:value="1.59433962264151" calcext:value-type="float">
            <text:p>1,594339622641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89" calcext:value-type="float">
            <text:p>4989</text:p>
          </table:table-cell>
          <table:table-cell office:value-type="float" office:value="1.59267015706806" calcext:value-type="float">
            <text:p>1,592670157068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89" calcext:value-type="float">
            <text:p>4989</text:p>
          </table:table-cell>
          <table:table-cell office:value-type="float" office:value="1.59267015706806" calcext:value-type="float">
            <text:p>1,592670157068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89" calcext:value-type="float">
            <text:p>4989</text:p>
          </table:table-cell>
          <table:table-cell office:value-type="float" office:value="1.59267015706806" calcext:value-type="float">
            <text:p>1,592670157068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89" calcext:value-type="float">
            <text:p>4989</text:p>
          </table:table-cell>
          <table:table-cell office:value-type="float" office:value="1.59267015706806" calcext:value-type="float">
            <text:p>1,592670157068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89" calcext:value-type="float">
            <text:p>4989</text:p>
          </table:table-cell>
          <table:table-cell office:value-type="float" office:value="1.59267015706806" calcext:value-type="float">
            <text:p>1,592670157068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92" calcext:value-type="float">
            <text:p>4992</text:p>
          </table:table-cell>
          <table:table-cell office:value-type="float" office:value="1.59100418410042" calcext:value-type="float">
            <text:p>1,591004184100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95" calcext:value-type="float">
            <text:p>4995</text:p>
          </table:table-cell>
          <table:table-cell office:value-type="float" office:value="1.58934169278997" calcext:value-type="float">
            <text:p>1,589341692789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98" calcext:value-type="float">
            <text:p>4998</text:p>
          </table:table-cell>
          <table:table-cell office:value-type="float" office:value="1.58768267223382" calcext:value-type="float">
            <text:p>1,587682672233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1" calcext:value-type="float">
            <text:p>5001</text:p>
          </table:table-cell>
          <table:table-cell office:value-type="float" office:value="1.58602711157456" calcext:value-type="float">
            <text:p>1,586027111574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1" calcext:value-type="float">
            <text:p>5001</text:p>
          </table:table-cell>
          <table:table-cell office:value-type="float" office:value="1.58602711157456" calcext:value-type="float">
            <text:p>1,586027111574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1" calcext:value-type="float">
            <text:p>5001</text:p>
          </table:table-cell>
          <table:table-cell office:value-type="float" office:value="1.58602711157456" calcext:value-type="float">
            <text:p>1,586027111574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1" calcext:value-type="float">
            <text:p>5001</text:p>
          </table:table-cell>
          <table:table-cell office:value-type="float" office:value="1.58602711157456" calcext:value-type="float">
            <text:p>1,586027111574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4" calcext:value-type="float">
            <text:p>5004</text:p>
          </table:table-cell>
          <table:table-cell office:value-type="float" office:value="1.584375" calcext:value-type="float">
            <text:p>1,584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7" calcext:value-type="float">
            <text:p>5007</text:p>
          </table:table-cell>
          <table:table-cell office:value-type="float" office:value="1.58272632674298" calcext:value-type="float">
            <text:p>1,582726326742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7" calcext:value-type="float">
            <text:p>5007</text:p>
          </table:table-cell>
          <table:table-cell office:value-type="float" office:value="1.58272632674298" calcext:value-type="float">
            <text:p>1,582726326742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7" calcext:value-type="float">
            <text:p>5007</text:p>
          </table:table-cell>
          <table:table-cell office:value-type="float" office:value="1.58272632674298" calcext:value-type="float">
            <text:p>1,582726326742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10" calcext:value-type="float">
            <text:p>5010</text:p>
          </table:table-cell>
          <table:table-cell office:value-type="float" office:value="1.58108108108108" calcext:value-type="float">
            <text:p>1,58108108108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13" calcext:value-type="float">
            <text:p>5013</text:p>
          </table:table-cell>
          <table:table-cell office:value-type="float" office:value="1.57943925233645" calcext:value-type="float">
            <text:p>1,579439252336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13" calcext:value-type="float">
            <text:p>5013</text:p>
          </table:table-cell>
          <table:table-cell office:value-type="float" office:value="1.57943925233645" calcext:value-type="float">
            <text:p>1,579439252336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13" calcext:value-type="float">
            <text:p>5013</text:p>
          </table:table-cell>
          <table:table-cell office:value-type="float" office:value="1.57943925233645" calcext:value-type="float">
            <text:p>1,579439252336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16" calcext:value-type="float">
            <text:p>5016</text:p>
          </table:table-cell>
          <table:table-cell office:value-type="float" office:value="1.57780082987552" calcext:value-type="float">
            <text:p>1,577800829875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16" calcext:value-type="float">
            <text:p>5016</text:p>
          </table:table-cell>
          <table:table-cell office:value-type="float" office:value="1.57780082987552" calcext:value-type="float">
            <text:p>1,577800829875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19" calcext:value-type="float">
            <text:p>5019</text:p>
          </table:table-cell>
          <table:table-cell office:value-type="float" office:value="1.57616580310881" calcext:value-type="float">
            <text:p>1,576165803108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022" calcext:value-type="float">
            <text:p>5022</text:p>
          </table:table-cell>
          <table:table-cell office:value-type="float" office:value="1.57453416149068" calcext:value-type="float">
            <text:p>1,574534161490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25" calcext:value-type="float">
            <text:p>5025</text:p>
          </table:table-cell>
          <table:table-cell office:value-type="float" office:value="1.57290589451913" calcext:value-type="float">
            <text:p>1,572905894519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28" calcext:value-type="float">
            <text:p>5028</text:p>
          </table:table-cell>
          <table:table-cell office:value-type="float" office:value="1.57128099173554" calcext:value-type="float">
            <text:p>1,571280991735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28" calcext:value-type="float">
            <text:p>5028</text:p>
          </table:table-cell>
          <table:table-cell office:value-type="float" office:value="1.57128099173554" calcext:value-type="float">
            <text:p>1,571280991735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31" calcext:value-type="float">
            <text:p>5031</text:p>
          </table:table-cell>
          <table:table-cell office:value-type="float" office:value="1.56965944272446" calcext:value-type="float">
            <text:p>1,569659442724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31" calcext:value-type="float">
            <text:p>5031</text:p>
          </table:table-cell>
          <table:table-cell office:value-type="float" office:value="1.56965944272446" calcext:value-type="float">
            <text:p>1,569659442724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31" calcext:value-type="float">
            <text:p>5031</text:p>
          </table:table-cell>
          <table:table-cell office:value-type="float" office:value="1.56965944272446" calcext:value-type="float">
            <text:p>1,569659442724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34" calcext:value-type="float">
            <text:p>5034</text:p>
          </table:table-cell>
          <table:table-cell office:value-type="float" office:value="1.5680412371134" calcext:value-type="float">
            <text:p>1,5680412371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34" calcext:value-type="float">
            <text:p>5034</text:p>
          </table:table-cell>
          <table:table-cell office:value-type="float" office:value="1.5680412371134" calcext:value-type="float">
            <text:p>1,56804123711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37" calcext:value-type="float">
            <text:p>5037</text:p>
          </table:table-cell>
          <table:table-cell office:value-type="float" office:value="1.56642636457261" calcext:value-type="float">
            <text:p>1,566426364572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37" calcext:value-type="float">
            <text:p>5037</text:p>
          </table:table-cell>
          <table:table-cell office:value-type="float" office:value="1.56642636457261" calcext:value-type="float">
            <text:p>1,566426364572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40" calcext:value-type="float">
            <text:p>5040</text:p>
          </table:table-cell>
          <table:table-cell office:value-type="float" office:value="1.56481481481482" calcext:value-type="float">
            <text:p>1,564814814814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43" calcext:value-type="float">
            <text:p>5043</text:p>
          </table:table-cell>
          <table:table-cell office:value-type="float" office:value="1.56320657759507" calcext:value-type="float">
            <text:p>1,563206577595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6" calcext:value-type="float">
            <text:p>5046</text:p>
          </table:table-cell>
          <table:table-cell office:value-type="float" office:value="1.56160164271047" calcext:value-type="float">
            <text:p>1,561601642710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9" calcext:value-type="float">
            <text:p>5049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49" calcext:value-type="float">
            <text:p>5049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49" calcext:value-type="float">
            <text:p>5049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49" calcext:value-type="float">
            <text:p>5049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49" calcext:value-type="float">
            <text:p>5049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52" calcext:value-type="float">
            <text:p>5052</text:p>
          </table:table-cell>
          <table:table-cell office:value-type="float" office:value="1.55840163934426" calcext:value-type="float">
            <text:p>1,558401639344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55" calcext:value-type="float">
            <text:p>5055</text:p>
          </table:table-cell>
          <table:table-cell office:value-type="float" office:value="1.5568065506653" calcext:value-type="float">
            <text:p>1,55680655066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58" calcext:value-type="float">
            <text:p>5058</text:p>
          </table:table-cell>
          <table:table-cell office:value-type="float" office:value="1.55521472392638" calcext:value-type="float">
            <text:p>1,555214723926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61" calcext:value-type="float">
            <text:p>5061</text:p>
          </table:table-cell>
          <table:table-cell office:value-type="float" office:value="1.55362614913177" calcext:value-type="float">
            <text:p>1,553626149131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61" calcext:value-type="float">
            <text:p>5061</text:p>
          </table:table-cell>
          <table:table-cell office:value-type="float" office:value="1.55362614913177" calcext:value-type="float">
            <text:p>1,553626149131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64" calcext:value-type="float">
            <text:p>5064</text:p>
          </table:table-cell>
          <table:table-cell office:value-type="float" office:value="1.55204081632653" calcext:value-type="float">
            <text:p>1,5520408163265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67" calcext:value-type="float">
            <text:p>5067</text:p>
          </table:table-cell>
          <table:table-cell office:value-type="float" office:value="1.55045871559633" calcext:value-type="float">
            <text:p>1,550458715596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70" calcext:value-type="float">
            <text:p>5070</text:p>
          </table:table-cell>
          <table:table-cell office:value-type="float" office:value="1.54887983706721" calcext:value-type="float">
            <text:p>1,548879837067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73" calcext:value-type="float">
            <text:p>5073</text:p>
          </table:table-cell>
          <table:table-cell office:value-type="float" office:value="1.54730417090539" calcext:value-type="float">
            <text:p>1,547304170905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76" calcext:value-type="float">
            <text:p>5076</text:p>
          </table:table-cell>
          <table:table-cell office:value-type="float" office:value="1.54573170731707" calcext:value-type="float">
            <text:p>1,545731707317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76" calcext:value-type="float">
            <text:p>5076</text:p>
          </table:table-cell>
          <table:table-cell office:value-type="float" office:value="1.54573170731707" calcext:value-type="float">
            <text:p>1,545731707317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76" calcext:value-type="float">
            <text:p>5076</text:p>
          </table:table-cell>
          <table:table-cell office:value-type="float" office:value="1.54573170731707" calcext:value-type="float">
            <text:p>1,545731707317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076" calcext:value-type="float">
            <text:p>5076</text:p>
          </table:table-cell>
          <table:table-cell office:value-type="float" office:value="1.54573170731707" calcext:value-type="float">
            <text:p>1,545731707317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79" calcext:value-type="float">
            <text:p>5079</text:p>
          </table:table-cell>
          <table:table-cell office:value-type="float" office:value="1.54416243654822" calcext:value-type="float">
            <text:p>1,544162436548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79" calcext:value-type="float">
            <text:p>5079</text:p>
          </table:table-cell>
          <table:table-cell office:value-type="float" office:value="1.54416243654822" calcext:value-type="float">
            <text:p>1,544162436548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82" calcext:value-type="float">
            <text:p>5082</text:p>
          </table:table-cell>
          <table:table-cell office:value-type="float" office:value="1.54259634888438" calcext:value-type="float">
            <text:p>1,542596348884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82" calcext:value-type="float">
            <text:p>5082</text:p>
          </table:table-cell>
          <table:table-cell office:value-type="float" office:value="1.54259634888438" calcext:value-type="float">
            <text:p>1,542596348884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085" calcext:value-type="float">
            <text:p>5085</text:p>
          </table:table-cell>
          <table:table-cell office:value-type="float" office:value="1.54103343465046" calcext:value-type="float">
            <text:p>1,541033434650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88" calcext:value-type="float">
            <text:p>5088</text:p>
          </table:table-cell>
          <table:table-cell office:value-type="float" office:value="1.53947368421053" calcext:value-type="float">
            <text:p>1,539473684210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88" calcext:value-type="float">
            <text:p>5088</text:p>
          </table:table-cell>
          <table:table-cell office:value-type="float" office:value="1.53947368421053" calcext:value-type="float">
            <text:p>1,539473684210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91" calcext:value-type="float">
            <text:p>5091</text:p>
          </table:table-cell>
          <table:table-cell office:value-type="float" office:value="1.53791708796764" calcext:value-type="float">
            <text:p>1,537917087967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94" calcext:value-type="float">
            <text:p>5094</text:p>
          </table:table-cell>
          <table:table-cell office:value-type="float" office:value="1.53636363636364" calcext:value-type="float">
            <text:p>1,53636363636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97" calcext:value-type="float">
            <text:p>5097</text:p>
          </table:table-cell>
          <table:table-cell office:value-type="float" office:value="1.53481331987891" calcext:value-type="float">
            <text:p>1,534813319878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100" calcext:value-type="float">
            <text:p>5100</text:p>
          </table:table-cell>
          <table:table-cell office:value-type="float" office:value="1.53326612903226" calcext:value-type="float">
            <text:p>1,533266129032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103" calcext:value-type="float">
            <text:p>5103</text:p>
          </table:table-cell>
          <table:table-cell office:value-type="float" office:value="1.53172205438066" calcext:value-type="float">
            <text:p>1,531722054380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103" calcext:value-type="float">
            <text:p>5103</text:p>
          </table:table-cell>
          <table:table-cell office:value-type="float" office:value="1.53172205438066" calcext:value-type="float">
            <text:p>1,531722054380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06" calcext:value-type="float">
            <text:p>5106</text:p>
          </table:table-cell>
          <table:table-cell office:value-type="float" office:value="1.53018108651911" calcext:value-type="float">
            <text:p>1,530181086519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09" calcext:value-type="float">
            <text:p>5109</text:p>
          </table:table-cell>
          <table:table-cell office:value-type="float" office:value="1.5286432160804" calcext:value-type="float">
            <text:p>1,52864321608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109" calcext:value-type="float">
            <text:p>5109</text:p>
          </table:table-cell>
          <table:table-cell office:value-type="float" office:value="1.5286432160804" calcext:value-type="float">
            <text:p>1,52864321608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112" calcext:value-type="float">
            <text:p>5112</text:p>
          </table:table-cell>
          <table:table-cell office:value-type="float" office:value="1.52710843373494" calcext:value-type="float">
            <text:p>1,527108433734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115" calcext:value-type="float">
            <text:p>5115</text:p>
          </table:table-cell>
          <table:table-cell office:value-type="float" office:value="1.52557673019057" calcext:value-type="float">
            <text:p>1,525576730190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18" calcext:value-type="float">
            <text:p>5118</text:p>
          </table:table-cell>
          <table:table-cell office:value-type="float" office:value="1.52404809619238" calcext:value-type="float">
            <text:p>1,524048096192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21" calcext:value-type="float">
            <text:p>5121</text:p>
          </table:table-cell>
          <table:table-cell office:value-type="float" office:value="1.52252252252252" calcext:value-type="float">
            <text:p>1,522522522522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124" calcext:value-type="float">
            <text:p>5124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127" calcext:value-type="float">
            <text:p>5127</text:p>
          </table:table-cell>
          <table:table-cell office:value-type="float" office:value="1.51948051948052" calcext:value-type="float">
            <text:p>1,519480519480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130" calcext:value-type="float">
            <text:p>5130</text:p>
          </table:table-cell>
          <table:table-cell office:value-type="float" office:value="1.51796407185629" calcext:value-type="float">
            <text:p>1,517964071856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33" calcext:value-type="float">
            <text:p>5133</text:p>
          </table:table-cell>
          <table:table-cell office:value-type="float" office:value="1.51645064805583" calcext:value-type="float">
            <text:p>1,516450648055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136" calcext:value-type="float">
            <text:p>5136</text:p>
          </table:table-cell>
          <table:table-cell office:value-type="float" office:value="1.51494023904382" calcext:value-type="float">
            <text:p>1,514940239043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139" calcext:value-type="float">
            <text:p>5139</text:p>
          </table:table-cell>
          <table:table-cell office:value-type="float" office:value="1.5134328358209" calcext:value-type="float">
            <text:p>1,51343283582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142" calcext:value-type="float">
            <text:p>5142</text:p>
          </table:table-cell>
          <table:table-cell office:value-type="float" office:value="1.51192842942346" calcext:value-type="float">
            <text:p>1,511928429423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142" calcext:value-type="float">
            <text:p>5142</text:p>
          </table:table-cell>
          <table:table-cell office:value-type="float" office:value="1.51192842942346" calcext:value-type="float">
            <text:p>1,511928429423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142" calcext:value-type="float">
            <text:p>5142</text:p>
          </table:table-cell>
          <table:table-cell office:value-type="float" office:value="1.51192842942346" calcext:value-type="float">
            <text:p>1,511928429423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42" calcext:value-type="float">
            <text:p>5142</text:p>
          </table:table-cell>
          <table:table-cell office:value-type="float" office:value="1.51192842942346" calcext:value-type="float">
            <text:p>1,511928429423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145" calcext:value-type="float">
            <text:p>5145</text:p>
          </table:table-cell>
          <table:table-cell office:value-type="float" office:value="1.51042701092354" calcext:value-type="float">
            <text:p>1,510427010923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48" calcext:value-type="float">
            <text:p>5148</text:p>
          </table:table-cell>
          <table:table-cell office:value-type="float" office:value="1.50892857142857" calcext:value-type="float">
            <text:p>1,508928571428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151" calcext:value-type="float">
            <text:p>5151</text:p>
          </table:table-cell>
          <table:table-cell office:value-type="float" office:value="1.50743310208127" calcext:value-type="float">
            <text:p>1,507433102081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151" calcext:value-type="float">
            <text:p>5151</text:p>
          </table:table-cell>
          <table:table-cell office:value-type="float" office:value="1.50743310208127" calcext:value-type="float">
            <text:p>1,507433102081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151" calcext:value-type="float">
            <text:p>5151</text:p>
          </table:table-cell>
          <table:table-cell office:value-type="float" office:value="1.50743310208127" calcext:value-type="float">
            <text:p>1,50743310208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154" calcext:value-type="float">
            <text:p>5154</text:p>
          </table:table-cell>
          <table:table-cell office:value-type="float" office:value="1.50594059405941" calcext:value-type="float">
            <text:p>1,505940594059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54" calcext:value-type="float">
            <text:p>5154</text:p>
          </table:table-cell>
          <table:table-cell office:value-type="float" office:value="1.50594059405941" calcext:value-type="float">
            <text:p>1,505940594059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154" calcext:value-type="float">
            <text:p>5154</text:p>
          </table:table-cell>
          <table:table-cell office:value-type="float" office:value="1.50594059405941" calcext:value-type="float">
            <text:p>1,505940594059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154" calcext:value-type="float">
            <text:p>5154</text:p>
          </table:table-cell>
          <table:table-cell office:value-type="float" office:value="1.50594059405941" calcext:value-type="float">
            <text:p>1,505940594059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157" calcext:value-type="float">
            <text:p>5157</text:p>
          </table:table-cell>
          <table:table-cell office:value-type="float" office:value="1.50445103857567" calcext:value-type="float">
            <text:p>1,504451038575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160" calcext:value-type="float">
            <text:p>5160</text:p>
          </table:table-cell>
          <table:table-cell office:value-type="float" office:value="1.50296442687747" calcext:value-type="float">
            <text:p>1,502964426877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63" calcext:value-type="float">
            <text:p>5163</text:p>
          </table:table-cell>
          <table:table-cell office:value-type="float" office:value="1.50148075024679" calcext:value-type="float">
            <text:p>1,501480750246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66" calcext:value-type="float">
            <text:p>5166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169" calcext:value-type="float">
            <text:p>5169</text:p>
          </table:table-cell>
          <table:table-cell office:value-type="float" office:value="1.49852216748768" calcext:value-type="float">
            <text:p>1,498522167487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172" calcext:value-type="float">
            <text:p>5172</text:p>
          </table:table-cell>
          <table:table-cell office:value-type="float" office:value="1.49704724409449" calcext:value-type="float">
            <text:p>1,497047244094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172" calcext:value-type="float">
            <text:p>5172</text:p>
          </table:table-cell>
          <table:table-cell office:value-type="float" office:value="1.49704724409449" calcext:value-type="float">
            <text:p>1,497047244094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75" calcext:value-type="float">
            <text:p>5175</text:p>
          </table:table-cell>
          <table:table-cell office:value-type="float" office:value="1.49557522123894" calcext:value-type="float">
            <text:p>1,4955752212389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178" calcext:value-type="float">
            <text:p>5178</text:p>
          </table:table-cell>
          <table:table-cell office:value-type="float" office:value="1.49410609037328" calcext:value-type="float">
            <text:p>1,494106090373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181" calcext:value-type="float">
            <text:p>5181</text:p>
          </table:table-cell>
          <table:table-cell office:value-type="float" office:value="1.49263984298332" calcext:value-type="float">
            <text:p>1,492639842983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181" calcext:value-type="float">
            <text:p>5181</text:p>
          </table:table-cell>
          <table:table-cell office:value-type="float" office:value="1.49263984298332" calcext:value-type="float">
            <text:p>1,492639842983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184" calcext:value-type="float">
            <text:p>5184</text:p>
          </table:table-cell>
          <table:table-cell office:value-type="float" office:value="1.49117647058824" calcext:value-type="float">
            <text:p>1,491176470588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184" calcext:value-type="float">
            <text:p>5184</text:p>
          </table:table-cell>
          <table:table-cell office:value-type="float" office:value="1.49117647058824" calcext:value-type="float">
            <text:p>1,491176470588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184" calcext:value-type="float">
            <text:p>5184</text:p>
          </table:table-cell>
          <table:table-cell office:value-type="float" office:value="1.49117647058824" calcext:value-type="float">
            <text:p>1,491176470588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184" calcext:value-type="float">
            <text:p>5184</text:p>
          </table:table-cell>
          <table:table-cell office:value-type="float" office:value="1.49117647058824" calcext:value-type="float">
            <text:p>1,491176470588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184" calcext:value-type="float">
            <text:p>5184</text:p>
          </table:table-cell>
          <table:table-cell office:value-type="float" office:value="1.49117647058824" calcext:value-type="float">
            <text:p>1,491176470588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84" calcext:value-type="float">
            <text:p>5184</text:p>
          </table:table-cell>
          <table:table-cell office:value-type="float" office:value="1.49117647058824" calcext:value-type="float">
            <text:p>1,491176470588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184" calcext:value-type="float">
            <text:p>5184</text:p>
          </table:table-cell>
          <table:table-cell office:value-type="float" office:value="1.49117647058824" calcext:value-type="float">
            <text:p>1,491176470588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184" calcext:value-type="float">
            <text:p>5184</text:p>
          </table:table-cell>
          <table:table-cell office:value-type="float" office:value="1.49117647058824" calcext:value-type="float">
            <text:p>1,491176470588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187" calcext:value-type="float">
            <text:p>5187</text:p>
          </table:table-cell>
          <table:table-cell office:value-type="float" office:value="1.48971596474045" calcext:value-type="float">
            <text:p>1,489715964740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187" calcext:value-type="float">
            <text:p>5187</text:p>
          </table:table-cell>
          <table:table-cell office:value-type="float" office:value="1.48971596474045" calcext:value-type="float">
            <text:p>1,489715964740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187" calcext:value-type="float">
            <text:p>5187</text:p>
          </table:table-cell>
          <table:table-cell office:value-type="float" office:value="1.48971596474045" calcext:value-type="float">
            <text:p>1,489715964740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187" calcext:value-type="float">
            <text:p>5187</text:p>
          </table:table-cell>
          <table:table-cell office:value-type="float" office:value="1.48971596474045" calcext:value-type="float">
            <text:p>1,489715964740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187" calcext:value-type="float">
            <text:p>5187</text:p>
          </table:table-cell>
          <table:table-cell office:value-type="float" office:value="1.48971596474045" calcext:value-type="float">
            <text:p>1,489715964740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90" calcext:value-type="float">
            <text:p>5190</text:p>
          </table:table-cell>
          <table:table-cell office:value-type="float" office:value="1.48825831702544" calcext:value-type="float">
            <text:p>1,488258317025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193" calcext:value-type="float">
            <text:p>5193</text:p>
          </table:table-cell>
          <table:table-cell office:value-type="float" office:value="1.48680351906158" calcext:value-type="float">
            <text:p>1,486803519061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193" calcext:value-type="float">
            <text:p>5193</text:p>
          </table:table-cell>
          <table:table-cell office:value-type="float" office:value="1.48680351906158" calcext:value-type="float">
            <text:p>1,486803519061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93" calcext:value-type="float">
            <text:p>5193</text:p>
          </table:table-cell>
          <table:table-cell office:value-type="float" office:value="1.48680351906158" calcext:value-type="float">
            <text:p>1,486803519061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196" calcext:value-type="float">
            <text:p>5196</text:p>
          </table:table-cell>
          <table:table-cell office:value-type="float" office:value="1.4853515625" calcext:value-type="float">
            <text:p>1,48535156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199" calcext:value-type="float">
            <text:p>5199</text:p>
          </table:table-cell>
          <table:table-cell office:value-type="float" office:value="1.48390243902439" calcext:value-type="float">
            <text:p>1,483902439024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199" calcext:value-type="float">
            <text:p>5199</text:p>
          </table:table-cell>
          <table:table-cell office:value-type="float" office:value="1.48390243902439" calcext:value-type="float">
            <text:p>1,4839024390243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02" calcext:value-type="float">
            <text:p>5202</text:p>
          </table:table-cell>
          <table:table-cell office:value-type="float" office:value="1.48245614035088" calcext:value-type="float">
            <text:p>1,482456140350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05" calcext:value-type="float">
            <text:p>5205</text:p>
          </table:table-cell>
          <table:table-cell office:value-type="float" office:value="1.48101265822785" calcext:value-type="float">
            <text:p>1,481012658227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05" calcext:value-type="float">
            <text:p>5205</text:p>
          </table:table-cell>
          <table:table-cell office:value-type="float" office:value="1.48101265822785" calcext:value-type="float">
            <text:p>1,481012658227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05" calcext:value-type="float">
            <text:p>5205</text:p>
          </table:table-cell>
          <table:table-cell office:value-type="float" office:value="1.48101265822785" calcext:value-type="float">
            <text:p>1,481012658227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05" calcext:value-type="float">
            <text:p>5205</text:p>
          </table:table-cell>
          <table:table-cell office:value-type="float" office:value="1.48101265822785" calcext:value-type="float">
            <text:p>1,481012658227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205" calcext:value-type="float">
            <text:p>5205</text:p>
          </table:table-cell>
          <table:table-cell office:value-type="float" office:value="1.48101265822785" calcext:value-type="float">
            <text:p>1,481012658227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05" calcext:value-type="float">
            <text:p>5205</text:p>
          </table:table-cell>
          <table:table-cell office:value-type="float" office:value="1.48101265822785" calcext:value-type="float">
            <text:p>1,481012658227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208" calcext:value-type="float">
            <text:p>5208</text:p>
          </table:table-cell>
          <table:table-cell office:value-type="float" office:value="1.4795719844358" calcext:value-type="float">
            <text:p>1,47957198443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08" calcext:value-type="float">
            <text:p>5208</text:p>
          </table:table-cell>
          <table:table-cell office:value-type="float" office:value="1.4795719844358" calcext:value-type="float">
            <text:p>1,47957198443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208" calcext:value-type="float">
            <text:p>5208</text:p>
          </table:table-cell>
          <table:table-cell office:value-type="float" office:value="1.4795719844358" calcext:value-type="float">
            <text:p>1,47957198443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211" calcext:value-type="float">
            <text:p>5211</text:p>
          </table:table-cell>
          <table:table-cell office:value-type="float" office:value="1.47813411078717" calcext:value-type="float">
            <text:p>1,478134110787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211" calcext:value-type="float">
            <text:p>5211</text:p>
          </table:table-cell>
          <table:table-cell office:value-type="float" office:value="1.47813411078717" calcext:value-type="float">
            <text:p>1,478134110787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14" calcext:value-type="float">
            <text:p>5214</text:p>
          </table:table-cell>
          <table:table-cell office:value-type="float" office:value="1.47669902912621" calcext:value-type="float">
            <text:p>1,476699029126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17" calcext:value-type="float">
            <text:p>5217</text:p>
          </table:table-cell>
          <table:table-cell office:value-type="float" office:value="1.47526673132881" calcext:value-type="float">
            <text:p>1,475266731328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220" calcext:value-type="float">
            <text:p>5220</text:p>
          </table:table-cell>
          <table:table-cell office:value-type="float" office:value="1.47383720930233" calcext:value-type="float">
            <text:p>1,473837209302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20" calcext:value-type="float">
            <text:p>5220</text:p>
          </table:table-cell>
          <table:table-cell office:value-type="float" office:value="1.47383720930233" calcext:value-type="float">
            <text:p>1,473837209302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23" calcext:value-type="float">
            <text:p>5223</text:p>
          </table:table-cell>
          <table:table-cell office:value-type="float" office:value="1.47241045498548" calcext:value-type="float">
            <text:p>1,472410454985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226" calcext:value-type="float">
            <text:p>5226</text:p>
          </table:table-cell>
          <table:table-cell office:value-type="float" office:value="1.47098646034816" calcext:value-type="float">
            <text:p>1,470986460348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26" calcext:value-type="float">
            <text:p>5226</text:p>
          </table:table-cell>
          <table:table-cell office:value-type="float" office:value="1.47098646034816" calcext:value-type="float">
            <text:p>1,470986460348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226" calcext:value-type="float">
            <text:p>5226</text:p>
          </table:table-cell>
          <table:table-cell office:value-type="float" office:value="1.47098646034816" calcext:value-type="float">
            <text:p>1,470986460348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226" calcext:value-type="float">
            <text:p>5226</text:p>
          </table:table-cell>
          <table:table-cell office:value-type="float" office:value="1.47098646034816" calcext:value-type="float">
            <text:p>1,470986460348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29" calcext:value-type="float">
            <text:p>5229</text:p>
          </table:table-cell>
          <table:table-cell office:value-type="float" office:value="1.4695652173913" calcext:value-type="float">
            <text:p>1,46956521739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32" calcext:value-type="float">
            <text:p>5232</text:p>
          </table:table-cell>
          <table:table-cell office:value-type="float" office:value="1.46814671814672" calcext:value-type="float">
            <text:p>1,468146718146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232" calcext:value-type="float">
            <text:p>5232</text:p>
          </table:table-cell>
          <table:table-cell office:value-type="float" office:value="1.46814671814672" calcext:value-type="float">
            <text:p>1,468146718146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235" calcext:value-type="float">
            <text:p>5235</text:p>
          </table:table-cell>
          <table:table-cell office:value-type="float" office:value="1.46673095467695" calcext:value-type="float">
            <text:p>1,466730954676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35" calcext:value-type="float">
            <text:p>5235</text:p>
          </table:table-cell>
          <table:table-cell office:value-type="float" office:value="1.46673095467695" calcext:value-type="float">
            <text:p>1,466730954676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35" calcext:value-type="float">
            <text:p>5235</text:p>
          </table:table-cell>
          <table:table-cell office:value-type="float" office:value="1.46673095467695" calcext:value-type="float">
            <text:p>1,466730954676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38" calcext:value-type="float">
            <text:p>5238</text:p>
          </table:table-cell>
          <table:table-cell office:value-type="float" office:value="1.46531791907514" calcext:value-type="float">
            <text:p>1,465317919075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38" calcext:value-type="float">
            <text:p>5238</text:p>
          </table:table-cell>
          <table:table-cell office:value-type="float" office:value="1.46531791907514" calcext:value-type="float">
            <text:p>1,465317919075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241" calcext:value-type="float">
            <text:p>5241</text:p>
          </table:table-cell>
          <table:table-cell office:value-type="float" office:value="1.46390760346487" calcext:value-type="float">
            <text:p>1,4639076034648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241" calcext:value-type="float">
            <text:p>5241</text:p>
          </table:table-cell>
          <table:table-cell office:value-type="float" office:value="1.46390760346487" calcext:value-type="float">
            <text:p>1,4639076034648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244" calcext:value-type="float">
            <text:p>5244</text:p>
          </table:table-cell>
          <table:table-cell office:value-type="float" office:value="1.4625" calcext:value-type="float">
            <text:p>1,46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244" calcext:value-type="float">
            <text:p>5244</text:p>
          </table:table-cell>
          <table:table-cell office:value-type="float" office:value="1.4625" calcext:value-type="float">
            <text:p>1,46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244" calcext:value-type="float">
            <text:p>5244</text:p>
          </table:table-cell>
          <table:table-cell office:value-type="float" office:value="1.4625" calcext:value-type="float">
            <text:p>1,46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244" calcext:value-type="float">
            <text:p>5244</text:p>
          </table:table-cell>
          <table:table-cell office:value-type="float" office:value="1.46153846153846" calcext:value-type="float">
            <text:p>1,461538461538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244" calcext:value-type="float">
            <text:p>5244</text:p>
          </table:table-cell>
          <table:table-cell office:value-type="float" office:value="1.46153846153846" calcext:value-type="float">
            <text:p>1,461538461538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44" calcext:value-type="float">
            <text:p>5244</text:p>
          </table:table-cell>
          <table:table-cell office:value-type="float" office:value="1.46153846153846" calcext:value-type="float">
            <text:p>1,4615384615384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244" calcext:value-type="float">
            <text:p>5244</text:p>
          </table:table-cell>
          <table:table-cell office:value-type="float" office:value="1.46153846153846" calcext:value-type="float">
            <text:p>1,4615384615384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244" calcext:value-type="float">
            <text:p>5244</text:p>
          </table:table-cell>
          <table:table-cell office:value-type="float" office:value="1.46153846153846" calcext:value-type="float">
            <text:p>1,4615384615384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244" calcext:value-type="float">
            <text:p>5244</text:p>
          </table:table-cell>
          <table:table-cell office:value-type="float" office:value="1.46153846153846" calcext:value-type="float">
            <text:p>1,461538461538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244" calcext:value-type="float">
            <text:p>5244</text:p>
          </table:table-cell>
          <table:table-cell office:value-type="float" office:value="1.46153846153846" calcext:value-type="float">
            <text:p>1,461538461538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247" calcext:value-type="float">
            <text:p>5247</text:p>
          </table:table-cell>
          <table:table-cell office:value-type="float" office:value="1.46013448607109" calcext:value-type="float">
            <text:p>1,460134486071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247" calcext:value-type="float">
            <text:p>5247</text:p>
          </table:table-cell>
          <table:table-cell office:value-type="float" office:value="1.46013448607109" calcext:value-type="float">
            <text:p>1,4601344860710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47" calcext:value-type="float">
            <text:p>5247</text:p>
          </table:table-cell>
          <table:table-cell office:value-type="float" office:value="1.46013448607109" calcext:value-type="float">
            <text:p>1,460134486071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247" calcext:value-type="float">
            <text:p>5247</text:p>
          </table:table-cell>
          <table:table-cell office:value-type="float" office:value="1.46013448607109" calcext:value-type="float">
            <text:p>1,4601344860710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247" calcext:value-type="float">
            <text:p>5247</text:p>
          </table:table-cell>
          <table:table-cell office:value-type="float" office:value="1.46013448607109" calcext:value-type="float">
            <text:p>1,460134486071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47" calcext:value-type="float">
            <text:p>5247</text:p>
          </table:table-cell>
          <table:table-cell office:value-type="float" office:value="1.46013448607109" calcext:value-type="float">
            <text:p>1,460134486071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250" calcext:value-type="float">
            <text:p>5250</text:p>
          </table:table-cell>
          <table:table-cell office:value-type="float" office:value="1.45873320537428" calcext:value-type="float">
            <text:p>1,458733205374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250" calcext:value-type="float">
            <text:p>5250</text:p>
          </table:table-cell>
          <table:table-cell office:value-type="float" office:value="1.45873320537428" calcext:value-type="float">
            <text:p>1,458733205374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253" calcext:value-type="float">
            <text:p>5253</text:p>
          </table:table-cell>
          <table:table-cell office:value-type="float" office:value="1.45733461169703" calcext:value-type="float">
            <text:p>1,4573346116970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256" calcext:value-type="float">
            <text:p>5256</text:p>
          </table:table-cell>
          <table:table-cell office:value-type="float" office:value="1.45593869731801" calcext:value-type="float">
            <text:p>1,455938697318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256" calcext:value-type="float">
            <text:p>5256</text:p>
          </table:table-cell>
          <table:table-cell office:value-type="float" office:value="1.45593869731801" calcext:value-type="float">
            <text:p>1,455938697318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256" calcext:value-type="float">
            <text:p>5256</text:p>
          </table:table-cell>
          <table:table-cell office:value-type="float" office:value="1.45593869731801" calcext:value-type="float">
            <text:p>1,455938697318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256" calcext:value-type="float">
            <text:p>5256</text:p>
          </table:table-cell>
          <table:table-cell office:value-type="float" office:value="1.45593869731801" calcext:value-type="float">
            <text:p>1,455938697318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256" calcext:value-type="float">
            <text:p>5256</text:p>
          </table:table-cell>
          <table:table-cell office:value-type="float" office:value="1.45593869731801" calcext:value-type="float">
            <text:p>1,455938697318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259" calcext:value-type="float">
            <text:p>5259</text:p>
          </table:table-cell>
          <table:table-cell office:value-type="float" office:value="1.45454545454545" calcext:value-type="float">
            <text:p>1,454545454545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259" calcext:value-type="float">
            <text:p>5259</text:p>
          </table:table-cell>
          <table:table-cell office:value-type="float" office:value="1.45454545454545" calcext:value-type="float">
            <text:p>1,454545454545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259" calcext:value-type="float">
            <text:p>5259</text:p>
          </table:table-cell>
          <table:table-cell office:value-type="float" office:value="1.45454545454545" calcext:value-type="float">
            <text:p>1,454545454545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262" calcext:value-type="float">
            <text:p>5262</text:p>
          </table:table-cell>
          <table:table-cell office:value-type="float" office:value="1.45315487571702" calcext:value-type="float">
            <text:p>1,453154875717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262" calcext:value-type="float">
            <text:p>5262</text:p>
          </table:table-cell>
          <table:table-cell office:value-type="float" office:value="1.45315487571702" calcext:value-type="float">
            <text:p>1,4531548757170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265" calcext:value-type="float">
            <text:p>5265</text:p>
          </table:table-cell>
          <table:table-cell office:value-type="float" office:value="1.45176695319962" calcext:value-type="float">
            <text:p>1,451766953199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265" calcext:value-type="float">
            <text:p>5265</text:p>
          </table:table-cell>
          <table:table-cell office:value-type="float" office:value="1.45176695319962" calcext:value-type="float">
            <text:p>1,4517669531996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265" calcext:value-type="float">
            <text:p>5265</text:p>
          </table:table-cell>
          <table:table-cell office:value-type="float" office:value="1.45176695319962" calcext:value-type="float">
            <text:p>1,4517669531996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265" calcext:value-type="float">
            <text:p>5265</text:p>
          </table:table-cell>
          <table:table-cell office:value-type="float" office:value="1.45176695319962" calcext:value-type="float">
            <text:p>1,4517669531996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265" calcext:value-type="float">
            <text:p>5265</text:p>
          </table:table-cell>
          <table:table-cell office:value-type="float" office:value="1.45176695319962" calcext:value-type="float">
            <text:p>1,4517669531996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268" calcext:value-type="float">
            <text:p>5268</text:p>
          </table:table-cell>
          <table:table-cell office:value-type="float" office:value="1.45038167938931" calcext:value-type="float">
            <text:p>1,450381679389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271" calcext:value-type="float">
            <text:p>5271</text:p>
          </table:table-cell>
          <table:table-cell office:value-type="float" office:value="1.44899904671115" calcext:value-type="float">
            <text:p>1,448999046711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274" calcext:value-type="float">
            <text:p>5274</text:p>
          </table:table-cell>
          <table:table-cell office:value-type="float" office:value="1.44761904761905" calcext:value-type="float">
            <text:p>1,447619047619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274" calcext:value-type="float">
            <text:p>5274</text:p>
          </table:table-cell>
          <table:table-cell office:value-type="float" office:value="1.44761904761905" calcext:value-type="float">
            <text:p>1,447619047619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277" calcext:value-type="float">
            <text:p>5277</text:p>
          </table:table-cell>
          <table:table-cell office:value-type="float" office:value="1.44624167459562" calcext:value-type="float">
            <text:p>1,4462416745956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277" calcext:value-type="float">
            <text:p>5277</text:p>
          </table:table-cell>
          <table:table-cell office:value-type="float" office:value="1.44624167459562" calcext:value-type="float">
            <text:p>1,4462416745956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280" calcext:value-type="float">
            <text:p>5280</text:p>
          </table:table-cell>
          <table:table-cell office:value-type="float" office:value="1.44486692015209" calcext:value-type="float">
            <text:p>1,444866920152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80" calcext:value-type="float">
            <text:p>5280</text:p>
          </table:table-cell>
          <table:table-cell office:value-type="float" office:value="1.44486692015209" calcext:value-type="float">
            <text:p>1,4448669201520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83" calcext:value-type="float">
            <text:p>5283</text:p>
          </table:table-cell>
          <table:table-cell office:value-type="float" office:value="1.44349477682811" calcext:value-type="float">
            <text:p>1,443494776828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283" calcext:value-type="float">
            <text:p>5283</text:p>
          </table:table-cell>
          <table:table-cell office:value-type="float" office:value="1.44349477682811" calcext:value-type="float">
            <text:p>1,443494776828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86" calcext:value-type="float">
            <text:p>5286</text:p>
          </table:table-cell>
          <table:table-cell office:value-type="float" office:value="1.44212523719165" calcext:value-type="float">
            <text:p>1,4421252371916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89" calcext:value-type="float">
            <text:p>5289</text:p>
          </table:table-cell>
          <table:table-cell office:value-type="float" office:value="1.44075829383886" calcext:value-type="float">
            <text:p>1,4407582938388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289" calcext:value-type="float">
            <text:p>5289</text:p>
          </table:table-cell>
          <table:table-cell office:value-type="float" office:value="1.44075829383886" calcext:value-type="float">
            <text:p>1,4407582938388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292" calcext:value-type="float">
            <text:p>5292</text:p>
          </table:table-cell>
          <table:table-cell office:value-type="float" office:value="1.43939393939394" calcext:value-type="float">
            <text:p>1,439393939393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292" calcext:value-type="float">
            <text:p>5292</text:p>
          </table:table-cell>
          <table:table-cell office:value-type="float" office:value="1.43939393939394" calcext:value-type="float">
            <text:p>1,4393939393939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295" calcext:value-type="float">
            <text:p>5295</text:p>
          </table:table-cell>
          <table:table-cell office:value-type="float" office:value="1.43803216650899" calcext:value-type="float">
            <text:p>1,4380321665089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295" calcext:value-type="float">
            <text:p>5295</text:p>
          </table:table-cell>
          <table:table-cell office:value-type="float" office:value="1.43803216650899" calcext:value-type="float">
            <text:p>1,4380321665089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295" calcext:value-type="float">
            <text:p>5295</text:p>
          </table:table-cell>
          <table:table-cell office:value-type="float" office:value="1.43803216650899" calcext:value-type="float">
            <text:p>1,438032166508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298" calcext:value-type="float">
            <text:p>5298</text:p>
          </table:table-cell>
          <table:table-cell office:value-type="float" office:value="1.43667296786389" calcext:value-type="float">
            <text:p>1,436672967863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301" calcext:value-type="float">
            <text:p>5301</text:p>
          </table:table-cell>
          <table:table-cell office:value-type="float" office:value="1.43531633616619" calcext:value-type="float">
            <text:p>1,435316336166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301" calcext:value-type="float">
            <text:p>5301</text:p>
          </table:table-cell>
          <table:table-cell office:value-type="float" office:value="1.43531633616619" calcext:value-type="float">
            <text:p>1,435316336166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304" calcext:value-type="float">
            <text:p>5304</text:p>
          </table:table-cell>
          <table:table-cell office:value-type="float" office:value="1.43396226415094" calcext:value-type="float">
            <text:p>1,4339622641509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304" calcext:value-type="float">
            <text:p>5304</text:p>
          </table:table-cell>
          <table:table-cell office:value-type="float" office:value="1.43396226415094" calcext:value-type="float">
            <text:p>1,433962264150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307" calcext:value-type="float">
            <text:p>5307</text:p>
          </table:table-cell>
          <table:table-cell office:value-type="float" office:value="1.43261074458058" calcext:value-type="float">
            <text:p>1,432610744580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310" calcext:value-type="float">
            <text:p>5310</text:p>
          </table:table-cell>
          <table:table-cell office:value-type="float" office:value="1.43126177024482" calcext:value-type="float">
            <text:p>1,4312617702448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310" calcext:value-type="float">
            <text:p>5310</text:p>
          </table:table-cell>
          <table:table-cell office:value-type="float" office:value="1.43126177024482" calcext:value-type="float">
            <text:p>1,4312617702448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310" calcext:value-type="float">
            <text:p>5310</text:p>
          </table:table-cell>
          <table:table-cell office:value-type="float" office:value="1.43126177024482" calcext:value-type="float">
            <text:p>1,4312617702448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310" calcext:value-type="float">
            <text:p>5310</text:p>
          </table:table-cell>
          <table:table-cell office:value-type="float" office:value="1.43126177024482" calcext:value-type="float">
            <text:p>1,431261770244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313" calcext:value-type="float">
            <text:p>5313</text:p>
          </table:table-cell>
          <table:table-cell office:value-type="float" office:value="1.42991533396049" calcext:value-type="float">
            <text:p>1,4299153339604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313" calcext:value-type="float">
            <text:p>5313</text:p>
          </table:table-cell>
          <table:table-cell office:value-type="float" office:value="1.42991533396049" calcext:value-type="float">
            <text:p>1,4299153339604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313" calcext:value-type="float">
            <text:p>5313</text:p>
          </table:table-cell>
          <table:table-cell office:value-type="float" office:value="1.42991533396049" calcext:value-type="float">
            <text:p>1,429915333960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316" calcext:value-type="float">
            <text:p>5316</text:p>
          </table:table-cell>
          <table:table-cell office:value-type="float" office:value="1.42857142857143" calcext:value-type="float">
            <text:p>1,4285714285714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316" calcext:value-type="float">
            <text:p>5316</text:p>
          </table:table-cell>
          <table:table-cell office:value-type="float" office:value="1.42857142857143" calcext:value-type="float">
            <text:p>1,4285714285714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319" calcext:value-type="float">
            <text:p>5319</text:p>
          </table:table-cell>
          <table:table-cell office:value-type="float" office:value="1.42723004694836" calcext:value-type="float">
            <text:p>1,427230046948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319" calcext:value-type="float">
            <text:p>5319</text:p>
          </table:table-cell>
          <table:table-cell office:value-type="float" office:value="1.42723004694836" calcext:value-type="float">
            <text:p>1,427230046948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322" calcext:value-type="float">
            <text:p>5322</text:p>
          </table:table-cell>
          <table:table-cell office:value-type="float" office:value="1.42589118198874" calcext:value-type="float">
            <text:p>1,4258911819887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325" calcext:value-type="float">
            <text:p>5325</text:p>
          </table:table-cell>
          <table:table-cell office:value-type="float" office:value="1.42455482661668" calcext:value-type="float">
            <text:p>1,4245548266166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325" calcext:value-type="float">
            <text:p>5325</text:p>
          </table:table-cell>
          <table:table-cell office:value-type="float" office:value="1.42455482661668" calcext:value-type="float">
            <text:p>1,424554826616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328" calcext:value-type="float">
            <text:p>5328</text:p>
          </table:table-cell>
          <table:table-cell office:value-type="float" office:value="1.42322097378277" calcext:value-type="float">
            <text:p>1,423220973782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328" calcext:value-type="float">
            <text:p>5328</text:p>
          </table:table-cell>
          <table:table-cell office:value-type="float" office:value="1.42322097378277" calcext:value-type="float">
            <text:p>1,423220973782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328" calcext:value-type="float">
            <text:p>5328</text:p>
          </table:table-cell>
          <table:table-cell office:value-type="float" office:value="1.42322097378277" calcext:value-type="float">
            <text:p>1,423220973782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328" calcext:value-type="float">
            <text:p>5328</text:p>
          </table:table-cell>
          <table:table-cell office:value-type="float" office:value="1.42322097378277" calcext:value-type="float">
            <text:p>1,4232209737827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331" calcext:value-type="float">
            <text:p>5331</text:p>
          </table:table-cell>
          <table:table-cell office:value-type="float" office:value="1.42188961646399" calcext:value-type="float">
            <text:p>1,4218896164639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331" calcext:value-type="float">
            <text:p>5331</text:p>
          </table:table-cell>
          <table:table-cell office:value-type="float" office:value="1.42188961646399" calcext:value-type="float">
            <text:p>1,4218896164639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331" calcext:value-type="float">
            <text:p>5331</text:p>
          </table:table-cell>
          <table:table-cell office:value-type="float" office:value="1.42188961646399" calcext:value-type="float">
            <text:p>1,421889616463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334" calcext:value-type="float">
            <text:p>5334</text:p>
          </table:table-cell>
          <table:table-cell office:value-type="float" office:value="1.42056074766355" calcext:value-type="float">
            <text:p>1,420560747663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337" calcext:value-type="float">
            <text:p>5337</text:p>
          </table:table-cell>
          <table:table-cell office:value-type="float" office:value="1.41923436041083" calcext:value-type="float">
            <text:p>1,4192343604108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40" calcext:value-type="float">
            <text:p>5340</text:p>
          </table:table-cell>
          <table:table-cell office:value-type="float" office:value="1.41791044776119" calcext:value-type="float">
            <text:p>1,4179104477611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340" calcext:value-type="float">
            <text:p>5340</text:p>
          </table:table-cell>
          <table:table-cell office:value-type="float" office:value="1.41791044776119" calcext:value-type="float">
            <text:p>1,417910447761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343" calcext:value-type="float">
            <text:p>5343</text:p>
          </table:table-cell>
          <table:table-cell office:value-type="float" office:value="1.4165890027959" calcext:value-type="float">
            <text:p>1,41658900279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343" calcext:value-type="float">
            <text:p>5343</text:p>
          </table:table-cell>
          <table:table-cell office:value-type="float" office:value="1.4165890027959" calcext:value-type="float">
            <text:p>1,41658900279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343" calcext:value-type="float">
            <text:p>5343</text:p>
          </table:table-cell>
          <table:table-cell office:value-type="float" office:value="1.4165890027959" calcext:value-type="float">
            <text:p>1,416589002795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343" calcext:value-type="float">
            <text:p>5343</text:p>
          </table:table-cell>
          <table:table-cell office:value-type="float" office:value="1.4165890027959" calcext:value-type="float">
            <text:p>1,41658900279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343" calcext:value-type="float">
            <text:p>5343</text:p>
          </table:table-cell>
          <table:table-cell office:value-type="float" office:value="1.4165890027959" calcext:value-type="float">
            <text:p>1,41658900279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343" calcext:value-type="float">
            <text:p>5343</text:p>
          </table:table-cell>
          <table:table-cell office:value-type="float" office:value="1.4165890027959" calcext:value-type="float">
            <text:p>1,41658900279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343" calcext:value-type="float">
            <text:p>5343</text:p>
          </table:table-cell>
          <table:table-cell office:value-type="float" office:value="1.4165890027959" calcext:value-type="float">
            <text:p>1,41658900279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343" calcext:value-type="float">
            <text:p>5343</text:p>
          </table:table-cell>
          <table:table-cell office:value-type="float" office:value="1.4165890027959" calcext:value-type="float">
            <text:p>1,41658900279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343" calcext:value-type="float">
            <text:p>5343</text:p>
          </table:table-cell>
          <table:table-cell office:value-type="float" office:value="1.4165890027959" calcext:value-type="float">
            <text:p>1,41658900279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346" calcext:value-type="float">
            <text:p>5346</text:p>
          </table:table-cell>
          <table:table-cell office:value-type="float" office:value="1.41527001862197" calcext:value-type="float">
            <text:p>1,4152700186219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346" calcext:value-type="float">
            <text:p>5346</text:p>
          </table:table-cell>
          <table:table-cell office:value-type="float" office:value="1.41527001862197" calcext:value-type="float">
            <text:p>1,4152700186219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349" calcext:value-type="float">
            <text:p>5349</text:p>
          </table:table-cell>
          <table:table-cell office:value-type="float" office:value="1.41395348837209" calcext:value-type="float">
            <text:p>1,413953488372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352" calcext:value-type="float">
            <text:p>5352</text:p>
          </table:table-cell>
          <table:table-cell office:value-type="float" office:value="1.41263940520446" calcext:value-type="float">
            <text:p>1,4126394052044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355" calcext:value-type="float">
            <text:p>5355</text:p>
          </table:table-cell>
          <table:table-cell office:value-type="float" office:value="1.41132776230269" calcext:value-type="float">
            <text:p>1,4113277623026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355" calcext:value-type="float">
            <text:p>5355</text:p>
          </table:table-cell>
          <table:table-cell office:value-type="float" office:value="1.41132776230269" calcext:value-type="float">
            <text:p>1,4113277623026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355" calcext:value-type="float">
            <text:p>5355</text:p>
          </table:table-cell>
          <table:table-cell office:value-type="float" office:value="1.41132776230269" calcext:value-type="float">
            <text:p>1,411327762302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358" calcext:value-type="float">
            <text:p>5358</text:p>
          </table:table-cell>
          <table:table-cell office:value-type="float" office:value="1.4100185528757" calcext:value-type="float">
            <text:p>1,4100185528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08:00:33.613219762</dc:date>
    <meta:editing-duration>PT10H38M58S</meta:editing-duration>
    <meta:editing-cycles>1</meta:editing-cycles>
    <meta:document-statistic meta:table-count="1" meta:cell-count="945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96cm" svg:height="15.747cm" xlink:href=".." xlink:type="simple" chart:class="chart:line" chart:style-name="ch1">
        <chart:legend chart:legend-position="end" svg:x="25.918cm" svg:y="7.325cm" style:legend-expansion="high" chart:style-name="ch2"/>
        <chart:plot-area chart:style-name="ch3" table:cell-range-address="simse.B1:simse.C315" svg:x="0.559cm" svg:y="0.314cm" svg:width="24.8cm" svg:height="15.119cm">
          <chartooo:coordinate-region svg:x="1.551cm" svg:y="0.435cm" svg:width="22.895cm" svg:height="13.9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imse.B1:simse.B315" chart:class="chart:line">
            <chart:data-point chart:repeated="315"/>
          </chart:series>
          <chart:series chart:attached-axis="secondary-y" chart:style-name="ch8" chart:values-cell-range-address="simse.C1:simse.C315" chart:class="chart:line">
            <chart:data-point chart:repeated="134"/>
            <chart:data-point chart:style-name="ch9"/>
            <chart:data-point chart:repeated="1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02">
                <text:p>4902</text:p>
                <draw:g>
                  <svg:desc>simse.B1:simse.B315</svg:desc>
                </draw:g>
              </table:table-cell>
              <table:table-cell office:value-type="float" office:value="1.64254859611231">
                <text:p>1.64254859611231</text:p>
                <draw:g>
                  <svg:desc>simse.C1:simse.C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02">
                <text:p>4902</text:p>
              </table:table-cell>
              <table:table-cell office:value-type="float" office:value="1.64254859611231">
                <text:p>1.64254859611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05">
                <text:p>4905</text:p>
              </table:table-cell>
              <table:table-cell office:value-type="float" office:value="1.64077669902913">
                <text:p>1.64077669902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05">
                <text:p>4905</text:p>
              </table:table-cell>
              <table:table-cell office:value-type="float" office:value="1.64077669902913">
                <text:p>1.64077669902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08">
                <text:p>4908</text:p>
              </table:table-cell>
              <table:table-cell office:value-type="float" office:value="1.63900862068966">
                <text:p>1.63900862068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8">
                <text:p>4908</text:p>
              </table:table-cell>
              <table:table-cell office:value-type="float" office:value="1.63900862068966">
                <text:p>1.63900862068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8">
                <text:p>4908</text:p>
              </table:table-cell>
              <table:table-cell office:value-type="float" office:value="1.63900862068966">
                <text:p>1.63900862068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08">
                <text:p>4908</text:p>
              </table:table-cell>
              <table:table-cell office:value-type="float" office:value="1.63900862068966">
                <text:p>1.63900862068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08">
                <text:p>4908</text:p>
              </table:table-cell>
              <table:table-cell office:value-type="float" office:value="1.63900862068966">
                <text:p>1.63900862068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8">
                <text:p>4908</text:p>
              </table:table-cell>
              <table:table-cell office:value-type="float" office:value="1.63900862068966">
                <text:p>1.63900862068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11">
                <text:p>4911</text:p>
              </table:table-cell>
              <table:table-cell office:value-type="float" office:value="1.63724434876211">
                <text:p>1.63724434876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14">
                <text:p>4914</text:p>
              </table:table-cell>
              <table:table-cell office:value-type="float" office:value="1.63548387096774">
                <text:p>1.63548387096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14">
                <text:p>4914</text:p>
              </table:table-cell>
              <table:table-cell office:value-type="float" office:value="1.63548387096774">
                <text:p>1.63548387096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17">
                <text:p>4917</text:p>
              </table:table-cell>
              <table:table-cell office:value-type="float" office:value="1.63372717508056">
                <text:p>1.63372717508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17">
                <text:p>4917</text:p>
              </table:table-cell>
              <table:table-cell office:value-type="float" office:value="1.63372717508056">
                <text:p>1.63372717508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20">
                <text:p>4920</text:p>
              </table:table-cell>
              <table:table-cell office:value-type="float" office:value="1.63197424892704">
                <text:p>1.63197424892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3">
                <text:p>4923</text:p>
              </table:table-cell>
              <table:table-cell office:value-type="float" office:value="1.63022508038585">
                <text:p>1.63022508038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26">
                <text:p>4926</text:p>
              </table:table-cell>
              <table:table-cell office:value-type="float" office:value="1.62847965738758">
                <text:p>1.62847965738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29">
                <text:p>4929</text:p>
              </table:table-cell>
              <table:table-cell office:value-type="float" office:value="1.62673796791444">
                <text:p>1.62673796791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29">
                <text:p>4929</text:p>
              </table:table-cell>
              <table:table-cell office:value-type="float" office:value="1.62673796791444">
                <text:p>1.62673796791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32">
                <text:p>4932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35">
                <text:p>4935</text:p>
              </table:table-cell>
              <table:table-cell office:value-type="float" office:value="1.62326574172892">
                <text:p>1.62326574172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35">
                <text:p>4935</text:p>
              </table:table-cell>
              <table:table-cell office:value-type="float" office:value="1.62326574172892">
                <text:p>1.62326574172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35">
                <text:p>4935</text:p>
              </table:table-cell>
              <table:table-cell office:value-type="float" office:value="1.62326574172892">
                <text:p>1.62326574172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38">
                <text:p>4938</text:p>
              </table:table-cell>
              <table:table-cell office:value-type="float" office:value="1.62153518123667">
                <text:p>1.62153518123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41">
                <text:p>4941</text:p>
              </table:table-cell>
              <table:table-cell office:value-type="float" office:value="1.61980830670927">
                <text:p>1.61980830670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44">
                <text:p>4944</text:p>
              </table:table-cell>
              <table:table-cell office:value-type="float" office:value="1.61808510638298">
                <text:p>1.618085106382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44">
                <text:p>4944</text:p>
              </table:table-cell>
              <table:table-cell office:value-type="float" office:value="1.61808510638298">
                <text:p>1.61808510638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44">
                <text:p>4944</text:p>
              </table:table-cell>
              <table:table-cell office:value-type="float" office:value="1.61808510638298">
                <text:p>1.61808510638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47">
                <text:p>4947</text:p>
              </table:table-cell>
              <table:table-cell office:value-type="float" office:value="1.6163655685441">
                <text:p>1.6163655685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50">
                <text:p>4950</text:p>
              </table:table-cell>
              <table:table-cell office:value-type="float" office:value="1.61464968152866">
                <text:p>1.61464968152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53">
                <text:p>4953</text:p>
              </table:table-cell>
              <table:table-cell office:value-type="float" office:value="1.61293743372216">
                <text:p>1.612937433722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53">
                <text:p>4953</text:p>
              </table:table-cell>
              <table:table-cell office:value-type="float" office:value="1.61293743372216">
                <text:p>1.61293743372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3">
                <text:p>4953</text:p>
              </table:table-cell>
              <table:table-cell office:value-type="float" office:value="1.61293743372216">
                <text:p>1.61293743372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53">
                <text:p>4953</text:p>
              </table:table-cell>
              <table:table-cell office:value-type="float" office:value="1.61293743372216">
                <text:p>1.61293743372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56">
                <text:p>4956</text:p>
              </table:table-cell>
              <table:table-cell office:value-type="float" office:value="1.61122881355932">
                <text:p>1.61122881355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59">
                <text:p>4959</text:p>
              </table:table-cell>
              <table:table-cell office:value-type="float" office:value="1.60952380952381">
                <text:p>1.60952380952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62">
                <text:p>4962</text:p>
              </table:table-cell>
              <table:table-cell office:value-type="float" office:value="1.60782241014799">
                <text:p>1.607822410147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65">
                <text:p>4965</text:p>
              </table:table-cell>
              <table:table-cell office:value-type="float" office:value="1.60612460401267">
                <text:p>1.60612460401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65">
                <text:p>4965</text:p>
              </table:table-cell>
              <table:table-cell office:value-type="float" office:value="1.60612460401267">
                <text:p>1.606124604012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65">
                <text:p>4965</text:p>
              </table:table-cell>
              <table:table-cell office:value-type="float" office:value="1.60612460401267">
                <text:p>1.606124604012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68">
                <text:p>4968</text:p>
              </table:table-cell>
              <table:table-cell office:value-type="float" office:value="1.60443037974684">
                <text:p>1.604430379746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68">
                <text:p>4968</text:p>
              </table:table-cell>
              <table:table-cell office:value-type="float" office:value="1.60443037974684">
                <text:p>1.60443037974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68">
                <text:p>4968</text:p>
              </table:table-cell>
              <table:table-cell office:value-type="float" office:value="1.60443037974684">
                <text:p>1.60443037974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71">
                <text:p>4971</text:p>
              </table:table-cell>
              <table:table-cell office:value-type="float" office:value="1.6027397260274">
                <text:p>1.6027397260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71">
                <text:p>4971</text:p>
              </table:table-cell>
              <table:table-cell office:value-type="float" office:value="1.6027397260274">
                <text:p>1.6027397260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71">
                <text:p>4971</text:p>
              </table:table-cell>
              <table:table-cell office:value-type="float" office:value="1.6027397260274">
                <text:p>1.6027397260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74">
                <text:p>4974</text:p>
              </table:table-cell>
              <table:table-cell office:value-type="float" office:value="1.60105263157895">
                <text:p>1.60105263157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74">
                <text:p>4974</text:p>
              </table:table-cell>
              <table:table-cell office:value-type="float" office:value="1.60105263157895">
                <text:p>1.601052631578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74">
                <text:p>4974</text:p>
              </table:table-cell>
              <table:table-cell office:value-type="float" office:value="1.60105263157895">
                <text:p>1.601052631578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74">
                <text:p>4974</text:p>
              </table:table-cell>
              <table:table-cell office:value-type="float" office:value="1.60105263157895">
                <text:p>1.60105263157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77">
                <text:p>4977</text:p>
              </table:table-cell>
              <table:table-cell office:value-type="float" office:value="1.5993690851735">
                <text:p>1.59936908517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80">
                <text:p>4980</text:p>
              </table:table-cell>
              <table:table-cell office:value-type="float" office:value="1.59768907563025">
                <text:p>1.59768907563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83">
                <text:p>4983</text:p>
              </table:table-cell>
              <table:table-cell office:value-type="float" office:value="1.59601259181532">
                <text:p>1.59601259181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86">
                <text:p>4986</text:p>
              </table:table-cell>
              <table:table-cell office:value-type="float" office:value="1.59433962264151">
                <text:p>1.59433962264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86">
                <text:p>4986</text:p>
              </table:table-cell>
              <table:table-cell office:value-type="float" office:value="1.59433962264151">
                <text:p>1.59433962264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86">
                <text:p>4986</text:p>
              </table:table-cell>
              <table:table-cell office:value-type="float" office:value="1.59433962264151">
                <text:p>1.59433962264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86">
                <text:p>4986</text:p>
              </table:table-cell>
              <table:table-cell office:value-type="float" office:value="1.59433962264151">
                <text:p>1.59433962264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86">
                <text:p>4986</text:p>
              </table:table-cell>
              <table:table-cell office:value-type="float" office:value="1.59433962264151">
                <text:p>1.59433962264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89">
                <text:p>4989</text:p>
              </table:table-cell>
              <table:table-cell office:value-type="float" office:value="1.59267015706806">
                <text:p>1.59267015706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89">
                <text:p>4989</text:p>
              </table:table-cell>
              <table:table-cell office:value-type="float" office:value="1.59267015706806">
                <text:p>1.59267015706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89">
                <text:p>4989</text:p>
              </table:table-cell>
              <table:table-cell office:value-type="float" office:value="1.59267015706806">
                <text:p>1.59267015706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89">
                <text:p>4989</text:p>
              </table:table-cell>
              <table:table-cell office:value-type="float" office:value="1.59267015706806">
                <text:p>1.59267015706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89">
                <text:p>4989</text:p>
              </table:table-cell>
              <table:table-cell office:value-type="float" office:value="1.59267015706806">
                <text:p>1.592670157068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92">
                <text:p>4992</text:p>
              </table:table-cell>
              <table:table-cell office:value-type="float" office:value="1.59100418410042">
                <text:p>1.591004184100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95">
                <text:p>4995</text:p>
              </table:table-cell>
              <table:table-cell office:value-type="float" office:value="1.58934169278997">
                <text:p>1.58934169278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98">
                <text:p>4998</text:p>
              </table:table-cell>
              <table:table-cell office:value-type="float" office:value="1.58768267223382">
                <text:p>1.587682672233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01">
                <text:p>5001</text:p>
              </table:table-cell>
              <table:table-cell office:value-type="float" office:value="1.58602711157456">
                <text:p>1.58602711157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1">
                <text:p>5001</text:p>
              </table:table-cell>
              <table:table-cell office:value-type="float" office:value="1.58602711157456">
                <text:p>1.58602711157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1">
                <text:p>5001</text:p>
              </table:table-cell>
              <table:table-cell office:value-type="float" office:value="1.58602711157456">
                <text:p>1.58602711157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1">
                <text:p>5001</text:p>
              </table:table-cell>
              <table:table-cell office:value-type="float" office:value="1.58602711157456">
                <text:p>1.58602711157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4">
                <text:p>5004</text:p>
              </table:table-cell>
              <table:table-cell office:value-type="float" office:value="1.584375">
                <text:p>1.584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07">
                <text:p>5007</text:p>
              </table:table-cell>
              <table:table-cell office:value-type="float" office:value="1.58272632674298">
                <text:p>1.582726326742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07">
                <text:p>5007</text:p>
              </table:table-cell>
              <table:table-cell office:value-type="float" office:value="1.58272632674298">
                <text:p>1.58272632674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7">
                <text:p>5007</text:p>
              </table:table-cell>
              <table:table-cell office:value-type="float" office:value="1.58272632674298">
                <text:p>1.58272632674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10">
                <text:p>5010</text:p>
              </table:table-cell>
              <table:table-cell office:value-type="float" office:value="1.58108108108108">
                <text:p>1.58108108108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13">
                <text:p>5013</text:p>
              </table:table-cell>
              <table:table-cell office:value-type="float" office:value="1.57943925233645">
                <text:p>1.579439252336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13">
                <text:p>5013</text:p>
              </table:table-cell>
              <table:table-cell office:value-type="float" office:value="1.57943925233645">
                <text:p>1.57943925233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13">
                <text:p>5013</text:p>
              </table:table-cell>
              <table:table-cell office:value-type="float" office:value="1.57943925233645">
                <text:p>1.579439252336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16">
                <text:p>5016</text:p>
              </table:table-cell>
              <table:table-cell office:value-type="float" office:value="1.57780082987552">
                <text:p>1.57780082987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16">
                <text:p>5016</text:p>
              </table:table-cell>
              <table:table-cell office:value-type="float" office:value="1.57780082987552">
                <text:p>1.577800829875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19">
                <text:p>5019</text:p>
              </table:table-cell>
              <table:table-cell office:value-type="float" office:value="1.57616580310881">
                <text:p>1.576165803108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22">
                <text:p>5022</text:p>
              </table:table-cell>
              <table:table-cell office:value-type="float" office:value="1.57453416149068">
                <text:p>1.57453416149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25">
                <text:p>5025</text:p>
              </table:table-cell>
              <table:table-cell office:value-type="float" office:value="1.57290589451913">
                <text:p>1.572905894519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28">
                <text:p>5028</text:p>
              </table:table-cell>
              <table:table-cell office:value-type="float" office:value="1.57128099173554">
                <text:p>1.571280991735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28">
                <text:p>5028</text:p>
              </table:table-cell>
              <table:table-cell office:value-type="float" office:value="1.57128099173554">
                <text:p>1.571280991735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31">
                <text:p>5031</text:p>
              </table:table-cell>
              <table:table-cell office:value-type="float" office:value="1.56965944272446">
                <text:p>1.56965944272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31">
                <text:p>5031</text:p>
              </table:table-cell>
              <table:table-cell office:value-type="float" office:value="1.56965944272446">
                <text:p>1.569659442724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31">
                <text:p>5031</text:p>
              </table:table-cell>
              <table:table-cell office:value-type="float" office:value="1.56965944272446">
                <text:p>1.569659442724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34">
                <text:p>5034</text:p>
              </table:table-cell>
              <table:table-cell office:value-type="float" office:value="1.5680412371134">
                <text:p>1.56804123711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34">
                <text:p>5034</text:p>
              </table:table-cell>
              <table:table-cell office:value-type="float" office:value="1.5680412371134">
                <text:p>1.5680412371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37">
                <text:p>5037</text:p>
              </table:table-cell>
              <table:table-cell office:value-type="float" office:value="1.56642636457261">
                <text:p>1.56642636457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37">
                <text:p>5037</text:p>
              </table:table-cell>
              <table:table-cell office:value-type="float" office:value="1.56642636457261">
                <text:p>1.566426364572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40">
                <text:p>5040</text:p>
              </table:table-cell>
              <table:table-cell office:value-type="float" office:value="1.56481481481482">
                <text:p>1.56481481481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43">
                <text:p>5043</text:p>
              </table:table-cell>
              <table:table-cell office:value-type="float" office:value="1.56320657759507">
                <text:p>1.56320657759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6">
                <text:p>5046</text:p>
              </table:table-cell>
              <table:table-cell office:value-type="float" office:value="1.56160164271047">
                <text:p>1.561601642710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49">
                <text:p>504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49">
                <text:p>504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49">
                <text:p>504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9">
                <text:p>504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49">
                <text:p>504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2">
                <text:p>5052</text:p>
              </table:table-cell>
              <table:table-cell office:value-type="float" office:value="1.55840163934426">
                <text:p>1.558401639344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55">
                <text:p>5055</text:p>
              </table:table-cell>
              <table:table-cell office:value-type="float" office:value="1.5568065506653">
                <text:p>1.55680655066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58">
                <text:p>5058</text:p>
              </table:table-cell>
              <table:table-cell office:value-type="float" office:value="1.55521472392638">
                <text:p>1.555214723926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61">
                <text:p>5061</text:p>
              </table:table-cell>
              <table:table-cell office:value-type="float" office:value="1.55362614913177">
                <text:p>1.553626149131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61">
                <text:p>5061</text:p>
              </table:table-cell>
              <table:table-cell office:value-type="float" office:value="1.55362614913177">
                <text:p>1.55362614913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64">
                <text:p>5064</text:p>
              </table:table-cell>
              <table:table-cell office:value-type="float" office:value="1.55204081632653">
                <text:p>1.552040816326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67">
                <text:p>5067</text:p>
              </table:table-cell>
              <table:table-cell office:value-type="float" office:value="1.55045871559633">
                <text:p>1.550458715596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70">
                <text:p>5070</text:p>
              </table:table-cell>
              <table:table-cell office:value-type="float" office:value="1.54887983706721">
                <text:p>1.548879837067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73">
                <text:p>5073</text:p>
              </table:table-cell>
              <table:table-cell office:value-type="float" office:value="1.54730417090539">
                <text:p>1.547304170905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76">
                <text:p>5076</text:p>
              </table:table-cell>
              <table:table-cell office:value-type="float" office:value="1.54573170731707">
                <text:p>1.545731707317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76">
                <text:p>5076</text:p>
              </table:table-cell>
              <table:table-cell office:value-type="float" office:value="1.54573170731707">
                <text:p>1.545731707317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76">
                <text:p>5076</text:p>
              </table:table-cell>
              <table:table-cell office:value-type="float" office:value="1.54573170731707">
                <text:p>1.545731707317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76">
                <text:p>5076</text:p>
              </table:table-cell>
              <table:table-cell office:value-type="float" office:value="1.54573170731707">
                <text:p>1.545731707317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79">
                <text:p>5079</text:p>
              </table:table-cell>
              <table:table-cell office:value-type="float" office:value="1.54416243654822">
                <text:p>1.544162436548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79">
                <text:p>5079</text:p>
              </table:table-cell>
              <table:table-cell office:value-type="float" office:value="1.54416243654822">
                <text:p>1.544162436548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82">
                <text:p>5082</text:p>
              </table:table-cell>
              <table:table-cell office:value-type="float" office:value="1.54259634888438">
                <text:p>1.542596348884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82">
                <text:p>5082</text:p>
              </table:table-cell>
              <table:table-cell office:value-type="float" office:value="1.54259634888438">
                <text:p>1.54259634888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85">
                <text:p>5085</text:p>
              </table:table-cell>
              <table:table-cell office:value-type="float" office:value="1.54103343465046">
                <text:p>1.541033434650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88">
                <text:p>5088</text:p>
              </table:table-cell>
              <table:table-cell office:value-type="float" office:value="1.53947368421053">
                <text:p>1.539473684210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88">
                <text:p>5088</text:p>
              </table:table-cell>
              <table:table-cell office:value-type="float" office:value="1.53947368421053">
                <text:p>1.539473684210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91">
                <text:p>5091</text:p>
              </table:table-cell>
              <table:table-cell office:value-type="float" office:value="1.53791708796764">
                <text:p>1.537917087967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94">
                <text:p>5094</text:p>
              </table:table-cell>
              <table:table-cell office:value-type="float" office:value="1.53636363636364">
                <text:p>1.53636363636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97">
                <text:p>5097</text:p>
              </table:table-cell>
              <table:table-cell office:value-type="float" office:value="1.53481331987891">
                <text:p>1.534813319878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00">
                <text:p>5100</text:p>
              </table:table-cell>
              <table:table-cell office:value-type="float" office:value="1.53326612903226">
                <text:p>1.53326612903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03">
                <text:p>5103</text:p>
              </table:table-cell>
              <table:table-cell office:value-type="float" office:value="1.53172205438066">
                <text:p>1.531722054380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03">
                <text:p>5103</text:p>
              </table:table-cell>
              <table:table-cell office:value-type="float" office:value="1.53172205438066">
                <text:p>1.531722054380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06">
                <text:p>5106</text:p>
              </table:table-cell>
              <table:table-cell office:value-type="float" office:value="1.53018108651911">
                <text:p>1.530181086519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09">
                <text:p>5109</text:p>
              </table:table-cell>
              <table:table-cell office:value-type="float" office:value="1.5286432160804">
                <text:p>1.52864321608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09">
                <text:p>5109</text:p>
              </table:table-cell>
              <table:table-cell office:value-type="float" office:value="1.5286432160804">
                <text:p>1.5286432160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12">
                <text:p>5112</text:p>
              </table:table-cell>
              <table:table-cell office:value-type="float" office:value="1.52710843373494">
                <text:p>1.527108433734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15">
                <text:p>5115</text:p>
              </table:table-cell>
              <table:table-cell office:value-type="float" office:value="1.52557673019057">
                <text:p>1.525576730190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18">
                <text:p>5118</text:p>
              </table:table-cell>
              <table:table-cell office:value-type="float" office:value="1.52404809619238">
                <text:p>1.524048096192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21">
                <text:p>5121</text:p>
              </table:table-cell>
              <table:table-cell office:value-type="float" office:value="1.52252252252252">
                <text:p>1.522522522522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24">
                <text:p>5124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27">
                <text:p>5127</text:p>
              </table:table-cell>
              <table:table-cell office:value-type="float" office:value="1.51948051948052">
                <text:p>1.51948051948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30">
                <text:p>5130</text:p>
              </table:table-cell>
              <table:table-cell office:value-type="float" office:value="1.51796407185629">
                <text:p>1.517964071856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33">
                <text:p>5133</text:p>
              </table:table-cell>
              <table:table-cell office:value-type="float" office:value="1.51645064805583">
                <text:p>1.51645064805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36">
                <text:p>5136</text:p>
              </table:table-cell>
              <table:table-cell office:value-type="float" office:value="1.51494023904382">
                <text:p>1.514940239043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39">
                <text:p>5139</text:p>
              </table:table-cell>
              <table:table-cell office:value-type="float" office:value="1.5134328358209">
                <text:p>1.51343283582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42">
                <text:p>5142</text:p>
              </table:table-cell>
              <table:table-cell office:value-type="float" office:value="1.51192842942346">
                <text:p>1.511928429423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42">
                <text:p>5142</text:p>
              </table:table-cell>
              <table:table-cell office:value-type="float" office:value="1.51192842942346">
                <text:p>1.511928429423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42">
                <text:p>5142</text:p>
              </table:table-cell>
              <table:table-cell office:value-type="float" office:value="1.51192842942346">
                <text:p>1.511928429423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2">
                <text:p>5142</text:p>
              </table:table-cell>
              <table:table-cell office:value-type="float" office:value="1.51192842942346">
                <text:p>1.511928429423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45">
                <text:p>5145</text:p>
              </table:table-cell>
              <table:table-cell office:value-type="float" office:value="1.51042701092354">
                <text:p>1.510427010923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48">
                <text:p>5148</text:p>
              </table:table-cell>
              <table:table-cell office:value-type="float" office:value="1.50892857142857">
                <text:p>1.508928571428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51">
                <text:p>5151</text:p>
              </table:table-cell>
              <table:table-cell office:value-type="float" office:value="1.50743310208127">
                <text:p>1.50743310208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51">
                <text:p>5151</text:p>
              </table:table-cell>
              <table:table-cell office:value-type="float" office:value="1.50743310208127">
                <text:p>1.50743310208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51">
                <text:p>5151</text:p>
              </table:table-cell>
              <table:table-cell office:value-type="float" office:value="1.50743310208127">
                <text:p>1.507433102081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54">
                <text:p>5154</text:p>
              </table:table-cell>
              <table:table-cell office:value-type="float" office:value="1.50594059405941">
                <text:p>1.50594059405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54">
                <text:p>5154</text:p>
              </table:table-cell>
              <table:table-cell office:value-type="float" office:value="1.50594059405941">
                <text:p>1.50594059405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54">
                <text:p>5154</text:p>
              </table:table-cell>
              <table:table-cell office:value-type="float" office:value="1.50594059405941">
                <text:p>1.505940594059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54">
                <text:p>5154</text:p>
              </table:table-cell>
              <table:table-cell office:value-type="float" office:value="1.50594059405941">
                <text:p>1.505940594059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57">
                <text:p>5157</text:p>
              </table:table-cell>
              <table:table-cell office:value-type="float" office:value="1.50445103857567">
                <text:p>1.504451038575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60">
                <text:p>5160</text:p>
              </table:table-cell>
              <table:table-cell office:value-type="float" office:value="1.50296442687747">
                <text:p>1.502964426877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63">
                <text:p>5163</text:p>
              </table:table-cell>
              <table:table-cell office:value-type="float" office:value="1.50148075024679">
                <text:p>1.501480750246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66">
                <text:p>516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69">
                <text:p>5169</text:p>
              </table:table-cell>
              <table:table-cell office:value-type="float" office:value="1.49852216748768">
                <text:p>1.498522167487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72">
                <text:p>5172</text:p>
              </table:table-cell>
              <table:table-cell office:value-type="float" office:value="1.49704724409449">
                <text:p>1.497047244094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72">
                <text:p>5172</text:p>
              </table:table-cell>
              <table:table-cell office:value-type="float" office:value="1.49704724409449">
                <text:p>1.49704724409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75">
                <text:p>5175</text:p>
              </table:table-cell>
              <table:table-cell office:value-type="float" office:value="1.49557522123894">
                <text:p>1.495575221238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78">
                <text:p>5178</text:p>
              </table:table-cell>
              <table:table-cell office:value-type="float" office:value="1.49410609037328">
                <text:p>1.494106090373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1">
                <text:p>5181</text:p>
              </table:table-cell>
              <table:table-cell office:value-type="float" office:value="1.49263984298332">
                <text:p>1.492639842983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181">
                <text:p>5181</text:p>
              </table:table-cell>
              <table:table-cell office:value-type="float" office:value="1.49263984298332">
                <text:p>1.492639842983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184">
                <text:p>5184</text:p>
              </table:table-cell>
              <table:table-cell office:value-type="float" office:value="1.49117647058824">
                <text:p>1.491176470588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84">
                <text:p>5184</text:p>
              </table:table-cell>
              <table:table-cell office:value-type="float" office:value="1.49117647058824">
                <text:p>1.491176470588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84">
                <text:p>5184</text:p>
              </table:table-cell>
              <table:table-cell office:value-type="float" office:value="1.49117647058824">
                <text:p>1.491176470588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84">
                <text:p>5184</text:p>
              </table:table-cell>
              <table:table-cell office:value-type="float" office:value="1.49117647058824">
                <text:p>1.49117647058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84">
                <text:p>5184</text:p>
              </table:table-cell>
              <table:table-cell office:value-type="float" office:value="1.49117647058824">
                <text:p>1.491176470588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84">
                <text:p>5184</text:p>
              </table:table-cell>
              <table:table-cell office:value-type="float" office:value="1.49117647058824">
                <text:p>1.491176470588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84">
                <text:p>5184</text:p>
              </table:table-cell>
              <table:table-cell office:value-type="float" office:value="1.49117647058824">
                <text:p>1.491176470588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84">
                <text:p>5184</text:p>
              </table:table-cell>
              <table:table-cell office:value-type="float" office:value="1.49117647058824">
                <text:p>1.491176470588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87">
                <text:p>5187</text:p>
              </table:table-cell>
              <table:table-cell office:value-type="float" office:value="1.48971596474045">
                <text:p>1.489715964740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87">
                <text:p>5187</text:p>
              </table:table-cell>
              <table:table-cell office:value-type="float" office:value="1.48971596474045">
                <text:p>1.489715964740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7">
                <text:p>5187</text:p>
              </table:table-cell>
              <table:table-cell office:value-type="float" office:value="1.48971596474045">
                <text:p>1.48971596474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87">
                <text:p>5187</text:p>
              </table:table-cell>
              <table:table-cell office:value-type="float" office:value="1.48971596474045">
                <text:p>1.489715964740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87">
                <text:p>5187</text:p>
              </table:table-cell>
              <table:table-cell office:value-type="float" office:value="1.48971596474045">
                <text:p>1.489715964740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90">
                <text:p>5190</text:p>
              </table:table-cell>
              <table:table-cell office:value-type="float" office:value="1.48825831702544">
                <text:p>1.488258317025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93">
                <text:p>5193</text:p>
              </table:table-cell>
              <table:table-cell office:value-type="float" office:value="1.48680351906158">
                <text:p>1.48680351906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93">
                <text:p>5193</text:p>
              </table:table-cell>
              <table:table-cell office:value-type="float" office:value="1.48680351906158">
                <text:p>1.486803519061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93">
                <text:p>5193</text:p>
              </table:table-cell>
              <table:table-cell office:value-type="float" office:value="1.48680351906158">
                <text:p>1.486803519061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96">
                <text:p>5196</text:p>
              </table:table-cell>
              <table:table-cell office:value-type="float" office:value="1.4853515625">
                <text:p>1.4853515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99">
                <text:p>5199</text:p>
              </table:table-cell>
              <table:table-cell office:value-type="float" office:value="1.48390243902439">
                <text:p>1.483902439024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99">
                <text:p>5199</text:p>
              </table:table-cell>
              <table:table-cell office:value-type="float" office:value="1.48390243902439">
                <text:p>1.483902439024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02">
                <text:p>5202</text:p>
              </table:table-cell>
              <table:table-cell office:value-type="float" office:value="1.48245614035088">
                <text:p>1.482456140350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05">
                <text:p>5205</text:p>
              </table:table-cell>
              <table:table-cell office:value-type="float" office:value="1.48101265822785">
                <text:p>1.48101265822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05">
                <text:p>5205</text:p>
              </table:table-cell>
              <table:table-cell office:value-type="float" office:value="1.48101265822785">
                <text:p>1.481012658227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05">
                <text:p>5205</text:p>
              </table:table-cell>
              <table:table-cell office:value-type="float" office:value="1.48101265822785">
                <text:p>1.481012658227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05">
                <text:p>5205</text:p>
              </table:table-cell>
              <table:table-cell office:value-type="float" office:value="1.48101265822785">
                <text:p>1.481012658227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05">
                <text:p>5205</text:p>
              </table:table-cell>
              <table:table-cell office:value-type="float" office:value="1.48101265822785">
                <text:p>1.481012658227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05">
                <text:p>5205</text:p>
              </table:table-cell>
              <table:table-cell office:value-type="float" office:value="1.48101265822785">
                <text:p>1.481012658227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08">
                <text:p>5208</text:p>
              </table:table-cell>
              <table:table-cell office:value-type="float" office:value="1.4795719844358">
                <text:p>1.47957198443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08">
                <text:p>5208</text:p>
              </table:table-cell>
              <table:table-cell office:value-type="float" office:value="1.4795719844358">
                <text:p>1.47957198443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08">
                <text:p>5208</text:p>
              </table:table-cell>
              <table:table-cell office:value-type="float" office:value="1.4795719844358">
                <text:p>1.47957198443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11">
                <text:p>5211</text:p>
              </table:table-cell>
              <table:table-cell office:value-type="float" office:value="1.47813411078717">
                <text:p>1.478134110787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11">
                <text:p>5211</text:p>
              </table:table-cell>
              <table:table-cell office:value-type="float" office:value="1.47813411078717">
                <text:p>1.478134110787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14">
                <text:p>5214</text:p>
              </table:table-cell>
              <table:table-cell office:value-type="float" office:value="1.47669902912621">
                <text:p>1.476699029126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17">
                <text:p>5217</text:p>
              </table:table-cell>
              <table:table-cell office:value-type="float" office:value="1.47526673132881">
                <text:p>1.475266731328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20">
                <text:p>5220</text:p>
              </table:table-cell>
              <table:table-cell office:value-type="float" office:value="1.47383720930233">
                <text:p>1.473837209302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20">
                <text:p>5220</text:p>
              </table:table-cell>
              <table:table-cell office:value-type="float" office:value="1.47383720930233">
                <text:p>1.473837209302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23">
                <text:p>5223</text:p>
              </table:table-cell>
              <table:table-cell office:value-type="float" office:value="1.47241045498548">
                <text:p>1.472410454985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26">
                <text:p>5226</text:p>
              </table:table-cell>
              <table:table-cell office:value-type="float" office:value="1.47098646034816">
                <text:p>1.470986460348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26">
                <text:p>5226</text:p>
              </table:table-cell>
              <table:table-cell office:value-type="float" office:value="1.47098646034816">
                <text:p>1.470986460348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26">
                <text:p>5226</text:p>
              </table:table-cell>
              <table:table-cell office:value-type="float" office:value="1.47098646034816">
                <text:p>1.470986460348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26">
                <text:p>5226</text:p>
              </table:table-cell>
              <table:table-cell office:value-type="float" office:value="1.47098646034816">
                <text:p>1.470986460348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29">
                <text:p>5229</text:p>
              </table:table-cell>
              <table:table-cell office:value-type="float" office:value="1.4695652173913">
                <text:p>1.46956521739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32">
                <text:p>5232</text:p>
              </table:table-cell>
              <table:table-cell office:value-type="float" office:value="1.46814671814672">
                <text:p>1.468146718146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32">
                <text:p>5232</text:p>
              </table:table-cell>
              <table:table-cell office:value-type="float" office:value="1.46814671814672">
                <text:p>1.468146718146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35">
                <text:p>5235</text:p>
              </table:table-cell>
              <table:table-cell office:value-type="float" office:value="1.46673095467695">
                <text:p>1.466730954676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35">
                <text:p>5235</text:p>
              </table:table-cell>
              <table:table-cell office:value-type="float" office:value="1.46673095467695">
                <text:p>1.466730954676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35">
                <text:p>5235</text:p>
              </table:table-cell>
              <table:table-cell office:value-type="float" office:value="1.46673095467695">
                <text:p>1.466730954676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38">
                <text:p>5238</text:p>
              </table:table-cell>
              <table:table-cell office:value-type="float" office:value="1.46531791907514">
                <text:p>1.46531791907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38">
                <text:p>5238</text:p>
              </table:table-cell>
              <table:table-cell office:value-type="float" office:value="1.46531791907514">
                <text:p>1.465317919075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41">
                <text:p>5241</text:p>
              </table:table-cell>
              <table:table-cell office:value-type="float" office:value="1.46390760346487">
                <text:p>1.463907603464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41">
                <text:p>5241</text:p>
              </table:table-cell>
              <table:table-cell office:value-type="float" office:value="1.46390760346487">
                <text:p>1.463907603464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44">
                <text:p>5244</text:p>
              </table:table-cell>
              <table:table-cell office:value-type="float" office:value="1.4625">
                <text:p>1.4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244">
                <text:p>5244</text:p>
              </table:table-cell>
              <table:table-cell office:value-type="float" office:value="1.4625">
                <text:p>1.4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44">
                <text:p>5244</text:p>
              </table:table-cell>
              <table:table-cell office:value-type="float" office:value="1.4625">
                <text:p>1.4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44">
                <text:p>5244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244">
                <text:p>5244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44">
                <text:p>5244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44">
                <text:p>5244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44">
                <text:p>5244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44">
                <text:p>5244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44">
                <text:p>5244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47">
                <text:p>5247</text:p>
              </table:table-cell>
              <table:table-cell office:value-type="float" office:value="1.46013448607109">
                <text:p>1.460134486071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47">
                <text:p>5247</text:p>
              </table:table-cell>
              <table:table-cell office:value-type="float" office:value="1.46013448607109">
                <text:p>1.460134486071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47">
                <text:p>5247</text:p>
              </table:table-cell>
              <table:table-cell office:value-type="float" office:value="1.46013448607109">
                <text:p>1.460134486071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47">
                <text:p>5247</text:p>
              </table:table-cell>
              <table:table-cell office:value-type="float" office:value="1.46013448607109">
                <text:p>1.460134486071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47">
                <text:p>5247</text:p>
              </table:table-cell>
              <table:table-cell office:value-type="float" office:value="1.46013448607109">
                <text:p>1.460134486071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47">
                <text:p>5247</text:p>
              </table:table-cell>
              <table:table-cell office:value-type="float" office:value="1.46013448607109">
                <text:p>1.460134486071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50">
                <text:p>5250</text:p>
              </table:table-cell>
              <table:table-cell office:value-type="float" office:value="1.45873320537428">
                <text:p>1.458733205374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50">
                <text:p>5250</text:p>
              </table:table-cell>
              <table:table-cell office:value-type="float" office:value="1.45873320537428">
                <text:p>1.45873320537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253">
                <text:p>5253</text:p>
              </table:table-cell>
              <table:table-cell office:value-type="float" office:value="1.45733461169703">
                <text:p>1.45733461169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56">
                <text:p>5256</text:p>
              </table:table-cell>
              <table:table-cell office:value-type="float" office:value="1.45593869731801">
                <text:p>1.455938697318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56">
                <text:p>5256</text:p>
              </table:table-cell>
              <table:table-cell office:value-type="float" office:value="1.45593869731801">
                <text:p>1.455938697318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56">
                <text:p>5256</text:p>
              </table:table-cell>
              <table:table-cell office:value-type="float" office:value="1.45593869731801">
                <text:p>1.455938697318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56">
                <text:p>5256</text:p>
              </table:table-cell>
              <table:table-cell office:value-type="float" office:value="1.45593869731801">
                <text:p>1.455938697318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56">
                <text:p>5256</text:p>
              </table:table-cell>
              <table:table-cell office:value-type="float" office:value="1.45593869731801">
                <text:p>1.455938697318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59">
                <text:p>5259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59">
                <text:p>5259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59">
                <text:p>5259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62">
                <text:p>5262</text:p>
              </table:table-cell>
              <table:table-cell office:value-type="float" office:value="1.45315487571702">
                <text:p>1.453154875717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62">
                <text:p>5262</text:p>
              </table:table-cell>
              <table:table-cell office:value-type="float" office:value="1.45315487571702">
                <text:p>1.453154875717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65">
                <text:p>5265</text:p>
              </table:table-cell>
              <table:table-cell office:value-type="float" office:value="1.45176695319962">
                <text:p>1.451766953199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65">
                <text:p>5265</text:p>
              </table:table-cell>
              <table:table-cell office:value-type="float" office:value="1.45176695319962">
                <text:p>1.451766953199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65">
                <text:p>5265</text:p>
              </table:table-cell>
              <table:table-cell office:value-type="float" office:value="1.45176695319962">
                <text:p>1.451766953199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65">
                <text:p>5265</text:p>
              </table:table-cell>
              <table:table-cell office:value-type="float" office:value="1.45176695319962">
                <text:p>1.451766953199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65">
                <text:p>5265</text:p>
              </table:table-cell>
              <table:table-cell office:value-type="float" office:value="1.45176695319962">
                <text:p>1.451766953199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268">
                <text:p>5268</text:p>
              </table:table-cell>
              <table:table-cell office:value-type="float" office:value="1.45038167938931">
                <text:p>1.450381679389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271">
                <text:p>5271</text:p>
              </table:table-cell>
              <table:table-cell office:value-type="float" office:value="1.44899904671115">
                <text:p>1.448999046711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274">
                <text:p>5274</text:p>
              </table:table-cell>
              <table:table-cell office:value-type="float" office:value="1.44761904761905">
                <text:p>1.447619047619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74">
                <text:p>5274</text:p>
              </table:table-cell>
              <table:table-cell office:value-type="float" office:value="1.44761904761905">
                <text:p>1.447619047619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77">
                <text:p>5277</text:p>
              </table:table-cell>
              <table:table-cell office:value-type="float" office:value="1.44624167459562">
                <text:p>1.446241674595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77">
                <text:p>5277</text:p>
              </table:table-cell>
              <table:table-cell office:value-type="float" office:value="1.44624167459562">
                <text:p>1.446241674595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80">
                <text:p>5280</text:p>
              </table:table-cell>
              <table:table-cell office:value-type="float" office:value="1.44486692015209">
                <text:p>1.444866920152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80">
                <text:p>5280</text:p>
              </table:table-cell>
              <table:table-cell office:value-type="float" office:value="1.44486692015209">
                <text:p>1.444866920152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83">
                <text:p>5283</text:p>
              </table:table-cell>
              <table:table-cell office:value-type="float" office:value="1.44349477682811">
                <text:p>1.443494776828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83">
                <text:p>5283</text:p>
              </table:table-cell>
              <table:table-cell office:value-type="float" office:value="1.44349477682811">
                <text:p>1.443494776828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86">
                <text:p>5286</text:p>
              </table:table-cell>
              <table:table-cell office:value-type="float" office:value="1.44212523719165">
                <text:p>1.442125237191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89">
                <text:p>5289</text:p>
              </table:table-cell>
              <table:table-cell office:value-type="float" office:value="1.44075829383886">
                <text:p>1.440758293838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9">
                <text:p>5289</text:p>
              </table:table-cell>
              <table:table-cell office:value-type="float" office:value="1.44075829383886">
                <text:p>1.440758293838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92">
                <text:p>5292</text:p>
              </table:table-cell>
              <table:table-cell office:value-type="float" office:value="1.43939393939394">
                <text:p>1.439393939393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92">
                <text:p>5292</text:p>
              </table:table-cell>
              <table:table-cell office:value-type="float" office:value="1.43939393939394">
                <text:p>1.439393939393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5">
                <text:p>5295</text:p>
              </table:table-cell>
              <table:table-cell office:value-type="float" office:value="1.43803216650899">
                <text:p>1.438032166508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95">
                <text:p>5295</text:p>
              </table:table-cell>
              <table:table-cell office:value-type="float" office:value="1.43803216650899">
                <text:p>1.438032166508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95">
                <text:p>5295</text:p>
              </table:table-cell>
              <table:table-cell office:value-type="float" office:value="1.43803216650899">
                <text:p>1.438032166508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98">
                <text:p>5298</text:p>
              </table:table-cell>
              <table:table-cell office:value-type="float" office:value="1.43667296786389">
                <text:p>1.436672967863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01">
                <text:p>5301</text:p>
              </table:table-cell>
              <table:table-cell office:value-type="float" office:value="1.43531633616619">
                <text:p>1.435316336166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01">
                <text:p>5301</text:p>
              </table:table-cell>
              <table:table-cell office:value-type="float" office:value="1.43531633616619">
                <text:p>1.435316336166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304">
                <text:p>5304</text:p>
              </table:table-cell>
              <table:table-cell office:value-type="float" office:value="1.43396226415094">
                <text:p>1.433962264150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304">
                <text:p>5304</text:p>
              </table:table-cell>
              <table:table-cell office:value-type="float" office:value="1.43396226415094">
                <text:p>1.433962264150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307">
                <text:p>5307</text:p>
              </table:table-cell>
              <table:table-cell office:value-type="float" office:value="1.43261074458058">
                <text:p>1.432610744580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10">
                <text:p>5310</text:p>
              </table:table-cell>
              <table:table-cell office:value-type="float" office:value="1.43126177024482">
                <text:p>1.431261770244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310">
                <text:p>5310</text:p>
              </table:table-cell>
              <table:table-cell office:value-type="float" office:value="1.43126177024482">
                <text:p>1.431261770244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310">
                <text:p>5310</text:p>
              </table:table-cell>
              <table:table-cell office:value-type="float" office:value="1.43126177024482">
                <text:p>1.431261770244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310">
                <text:p>5310</text:p>
              </table:table-cell>
              <table:table-cell office:value-type="float" office:value="1.43126177024482">
                <text:p>1.431261770244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313">
                <text:p>5313</text:p>
              </table:table-cell>
              <table:table-cell office:value-type="float" office:value="1.42991533396049">
                <text:p>1.429915333960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313">
                <text:p>5313</text:p>
              </table:table-cell>
              <table:table-cell office:value-type="float" office:value="1.42991533396049">
                <text:p>1.429915333960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313">
                <text:p>5313</text:p>
              </table:table-cell>
              <table:table-cell office:value-type="float" office:value="1.42991533396049">
                <text:p>1.429915333960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16">
                <text:p>531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16">
                <text:p>531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319">
                <text:p>5319</text:p>
              </table:table-cell>
              <table:table-cell office:value-type="float" office:value="1.42723004694836">
                <text:p>1.427230046948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319">
                <text:p>5319</text:p>
              </table:table-cell>
              <table:table-cell office:value-type="float" office:value="1.42723004694836">
                <text:p>1.427230046948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22">
                <text:p>5322</text:p>
              </table:table-cell>
              <table:table-cell office:value-type="float" office:value="1.42589118198874">
                <text:p>1.425891181988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25">
                <text:p>5325</text:p>
              </table:table-cell>
              <table:table-cell office:value-type="float" office:value="1.42455482661668">
                <text:p>1.424554826616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25">
                <text:p>5325</text:p>
              </table:table-cell>
              <table:table-cell office:value-type="float" office:value="1.42455482661668">
                <text:p>1.42455482661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28">
                <text:p>5328</text:p>
              </table:table-cell>
              <table:table-cell office:value-type="float" office:value="1.42322097378277">
                <text:p>1.423220973782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28">
                <text:p>5328</text:p>
              </table:table-cell>
              <table:table-cell office:value-type="float" office:value="1.42322097378277">
                <text:p>1.423220973782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328">
                <text:p>5328</text:p>
              </table:table-cell>
              <table:table-cell office:value-type="float" office:value="1.42322097378277">
                <text:p>1.42322097378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328">
                <text:p>5328</text:p>
              </table:table-cell>
              <table:table-cell office:value-type="float" office:value="1.42322097378277">
                <text:p>1.423220973782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31">
                <text:p>5331</text:p>
              </table:table-cell>
              <table:table-cell office:value-type="float" office:value="1.42188961646399">
                <text:p>1.421889616463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331">
                <text:p>5331</text:p>
              </table:table-cell>
              <table:table-cell office:value-type="float" office:value="1.42188961646399">
                <text:p>1.421889616463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31">
                <text:p>5331</text:p>
              </table:table-cell>
              <table:table-cell office:value-type="float" office:value="1.42188961646399">
                <text:p>1.421889616463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34">
                <text:p>5334</text:p>
              </table:table-cell>
              <table:table-cell office:value-type="float" office:value="1.42056074766355">
                <text:p>1.420560747663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337">
                <text:p>5337</text:p>
              </table:table-cell>
              <table:table-cell office:value-type="float" office:value="1.41923436041083">
                <text:p>1.419234360410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40">
                <text:p>5340</text:p>
              </table:table-cell>
              <table:table-cell office:value-type="float" office:value="1.41791044776119">
                <text:p>1.41791044776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40">
                <text:p>5340</text:p>
              </table:table-cell>
              <table:table-cell office:value-type="float" office:value="1.41791044776119">
                <text:p>1.417910447761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343">
                <text:p>5343</text:p>
              </table:table-cell>
              <table:table-cell office:value-type="float" office:value="1.4165890027959">
                <text:p>1.41658900279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43">
                <text:p>5343</text:p>
              </table:table-cell>
              <table:table-cell office:value-type="float" office:value="1.4165890027959">
                <text:p>1.41658900279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343">
                <text:p>5343</text:p>
              </table:table-cell>
              <table:table-cell office:value-type="float" office:value="1.4165890027959">
                <text:p>1.41658900279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343">
                <text:p>5343</text:p>
              </table:table-cell>
              <table:table-cell office:value-type="float" office:value="1.4165890027959">
                <text:p>1.41658900279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343">
                <text:p>5343</text:p>
              </table:table-cell>
              <table:table-cell office:value-type="float" office:value="1.4165890027959">
                <text:p>1.41658900279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343">
                <text:p>5343</text:p>
              </table:table-cell>
              <table:table-cell office:value-type="float" office:value="1.4165890027959">
                <text:p>1.41658900279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343">
                <text:p>5343</text:p>
              </table:table-cell>
              <table:table-cell office:value-type="float" office:value="1.4165890027959">
                <text:p>1.41658900279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343">
                <text:p>5343</text:p>
              </table:table-cell>
              <table:table-cell office:value-type="float" office:value="1.4165890027959">
                <text:p>1.41658900279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43">
                <text:p>5343</text:p>
              </table:table-cell>
              <table:table-cell office:value-type="float" office:value="1.4165890027959">
                <text:p>1.41658900279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346">
                <text:p>5346</text:p>
              </table:table-cell>
              <table:table-cell office:value-type="float" office:value="1.41527001862197">
                <text:p>1.415270018621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46">
                <text:p>5346</text:p>
              </table:table-cell>
              <table:table-cell office:value-type="float" office:value="1.41527001862197">
                <text:p>1.415270018621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349">
                <text:p>5349</text:p>
              </table:table-cell>
              <table:table-cell office:value-type="float" office:value="1.41395348837209">
                <text:p>1.413953488372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52">
                <text:p>5352</text:p>
              </table:table-cell>
              <table:table-cell office:value-type="float" office:value="1.41263940520446">
                <text:p>1.412639405204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55">
                <text:p>5355</text:p>
              </table:table-cell>
              <table:table-cell office:value-type="float" office:value="1.41132776230269">
                <text:p>1.411327762302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55">
                <text:p>5355</text:p>
              </table:table-cell>
              <table:table-cell office:value-type="float" office:value="1.41132776230269">
                <text:p>1.411327762302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55">
                <text:p>5355</text:p>
              </table:table-cell>
              <table:table-cell office:value-type="float" office:value="1.41132776230269">
                <text:p>1.411327762302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58">
                <text:p>5358</text:p>
              </table:table-cell>
              <table:table-cell office:value-type="float" office:value="1.4100185528757">
                <text:p>1.4100185528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